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44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0.73mm"/>
    </style:style>
    <style:style style:name="co5" style:family="table-column">
      <style:table-column-properties fo:break-before="auto" style:column-width="26.81mm"/>
    </style:style>
    <style:style style:name="co6" style:family="table-column">
      <style:table-column-properties fo:break-before="auto" style:column-width="24.32mm"/>
    </style:style>
    <style:style style:name="co7" style:family="table-column">
      <style:table-column-properties fo:break-before="auto" style:column-width="27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365" calcext:value-type="float">
            <text:p>36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Civ IC 2017</text:p>
          </table:table-cell>
          <table:table-cell office:value-type="string" calcext:value-type="string">
            <text:p>estimate 2000</text:p>
          </table:table-cell>
          <table:table-cell office:value-type="string" calcext:value-type="string">
            <text:p>final 2000</text:p>
          </table:table-cell>
          <table:table-cell office:value-type="string" calcext:value-type="string">
            <text:p>GDP PPP 1999</text:p>
          </table:table-cell>
          <table:table-cell office:value-type="string" calcext:value-type="string">
            <text:p>Adj PPP 1999</text:p>
          </table:table-cell>
          <table:table-cell office:value-type="string" calcext:value-type="string">
            <text:p>1999 divided on 2018</text:p>
          </table:table-cell>
          <table:table-cell office:value-type="string" calcext:value-type="string">
            <text:p>GDP PPP 2018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gdp/Civ IC</text:p>
          </table:table-cell>
          <table:table-cell office:value-type="string" calcext:value-type="string">
            <text:p>suggested mod</text:p>
          </table:table-cell>
          <table:table-cell office:value-type="string" calcext:value-type="string">
            <text:p>total mod</text:p>
          </table:table-cell>
          <table:table-cell table:number-columns-repeated="3"/>
          <table:table-cell office:value-type="string" calcext:value-type="string">
            <text:p>*365 (25%)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SUM([.C3:.C3])*[.H3]" office:value-type="float" office:value="137.162784235632" calcext:value-type="float">
            <text:p>137,1627842356</text:p>
          </table:table-cell>
          <table:table-cell office:value-type="float" office:value="137" calcext:value-type="float">
            <text:p>137</text:p>
          </table:table-cell>
          <table:table-cell table:style-name="ce1" office:value-type="float" office:value="9660" calcext:value-type="float">
            <text:p>9660</text:p>
          </table:table-cell>
          <table:table-cell table:formula="of:=SUM([.F3:.F3])*1.46" office:value-type="float" office:value="14103.6" calcext:value-type="float">
            <text:p>14103,6</text:p>
          </table:table-cell>
          <table:table-cell table:formula="of:=SUM([.G3])/[.I3]" office:value-type="float" office:value="0.653156115407771" calcext:value-type="float">
            <text:p>0,6531561154</text:p>
          </table:table-cell>
          <table:table-cell office:value-type="float" office:value="21593" calcext:value-type="float">
            <text:p>21593</text:p>
          </table:table-cell>
          <table:table-cell table:formula="of:=SUM(([.I3])*[.$J$2])/[.$A$1]" office:value-type="float" office:value="0.59158904109589" calcext:value-type="float">
            <text:p>0,5915890411</text:p>
          </table:table-cell>
          <table:table-cell table:formula="of:=SUM(([.I3])*[.$K$2])/[.$A$1]" office:value-type="float" office:value="14.7897260273973" calcext:value-type="float">
            <text:p>14,7897260274</text:p>
          </table:table-cell>
          <table:table-cell table:formula="of:=SUM([.I3])/[.C3]" office:value-type="float" office:value="102.82380952381" calcext:value-type="float">
            <text:p>102,8238095238</text:p>
          </table:table-cell>
          <table:table-cell table:formula="of:=SUM([.L3])/[.$A$1]" office:value-type="float" office:value="0.281709067188519" calcext:value-type="float">
            <text:p>0,2817090672</text:p>
          </table:table-cell>
          <table:table-cell table:formula="of:=SUM(([.M3])*[.C3])" office:value-type="float" office:value="59.158904109589" calcext:value-type="float">
            <text:p>59,1589041096</text:p>
          </table:table-cell>
          <table:table-cell office:value-type="string" calcext:value-type="string">
            <text:p>can be lower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formula="of:=SUM(([.Q3])*0.25)*365" office:value-type="float" office:value="2.7375" calcext:value-type="float">
            <text:p>2,7375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75" calcext:value-type="float">
            <text:p>175</text:p>
          </table:table-cell>
          <table:table-cell office:value-type="float" office:value="144" calcext:value-type="float">
            <text:p>144</text:p>
          </table:table-cell>
          <table:table-cell table:formula="of:=SUM([.C4:.C4])*[.H4]" office:value-type="float" office:value="27.7898660749663" calcext:value-type="float">
            <text:p>27,789866075</text:p>
          </table:table-cell>
          <table:table-cell office:value-type="float" office:value="42" calcext:value-type="float">
            <text:p>42</text:p>
          </table:table-cell>
          <table:table-cell office:value-type="float" office:value="3336" calcext:value-type="float">
            <text:p>3336</text:p>
          </table:table-cell>
          <table:table-cell table:formula="of:=SUM([.F4:.F4])*1.46" office:value-type="float" office:value="4870.56" calcext:value-type="float">
            <text:p>4870,56</text:p>
          </table:table-cell>
          <table:table-cell table:formula="of:=SUM([.G4])/[.I4]" office:value-type="float" office:value="0.192985181076155" calcext:value-type="float">
            <text:p>0,1929851811</text:p>
          </table:table-cell>
          <table:table-cell office:value-type="float" office:value="25238" calcext:value-type="float">
            <text:p>25238</text:p>
          </table:table-cell>
          <table:table-cell table:formula="of:=SUM(([.I4])*[.$J$2])/[.$A$1]" office:value-type="float" office:value="0.691452054794521" calcext:value-type="float">
            <text:p>0,6914520548</text:p>
          </table:table-cell>
          <table:table-cell table:formula="of:=SUM(([.I4])*[.$K$2])/[.$A$1]" office:value-type="float" office:value="17.286301369863" calcext:value-type="float">
            <text:p>17,2863013699</text:p>
          </table:table-cell>
          <table:table-cell table:formula="of:=SUM([.I4])/[.C4]" office:value-type="float" office:value="175.263888888889" calcext:value-type="float">
            <text:p>175,2638888889</text:p>
          </table:table-cell>
          <table:table-cell table:formula="of:=SUM([.L4])/[.$A$1]" office:value-type="float" office:value="0.48017503805175" calcext:value-type="float">
            <text:p>0,4801750381</text:p>
          </table:table-cell>
          <table:table-cell table:formula="of:=SUM(([.M4])*[.C4])" office:value-type="float" office:value="69.1452054794521" calcext:value-type="float">
            <text:p>69,1452054795</text:p>
          </table:table-cell>
          <table:table-cell office:value-type="string" calcext:value-type="string">
            <text:p>give chi +30 IC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table:formula="of:=SUM(([.Q4])*0.25)*365" office:value-type="float" office:value="7.3" calcext:value-type="float">
            <text:p>7,3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/>
          <table:table-cell office:value-type="float" office:value="72" calcext:value-type="float">
            <text:p>72</text:p>
          </table:table-cell>
          <table:table-cell table:formula="of:=SUM([.C5:.C5])*[.H5]" office:value-type="float" office:value="65.5280369515012" calcext:value-type="float">
            <text:p>65,5280369515</text:p>
          </table:table-cell>
          <table:table-cell office:value-type="float" office:value="66" calcext:value-type="float">
            <text:p>66</text:p>
          </table:table-cell>
          <table:table-cell office:value-type="float" office:value="3239" calcext:value-type="float">
            <text:p>3239</text:p>
          </table:table-cell>
          <table:table-cell table:formula="of:=SUM([.F5:.F5])*1.46" office:value-type="float" office:value="4728.94" calcext:value-type="float">
            <text:p>4728,94</text:p>
          </table:table-cell>
          <table:table-cell table:formula="of:=SUM([.G5])/[.I5]" office:value-type="float" office:value="0.910111624326405" calcext:value-type="float">
            <text:p>0,9101116243</text:p>
          </table:table-cell>
          <table:table-cell office:value-type="float" office:value="5196" calcext:value-type="float">
            <text:p>5196</text:p>
          </table:table-cell>
          <table:table-cell table:formula="of:=SUM(([.I5])*[.$J$2])/[.$A$1]" office:value-type="float" office:value="0.142356164383562" calcext:value-type="float">
            <text:p>0,1423561644</text:p>
          </table:table-cell>
          <table:table-cell table:formula="of:=SUM(([.I5])*[.$K$2])/[.$A$1]" office:value-type="float" office:value="3.55890410958904" calcext:value-type="float">
            <text:p>3,5589041096</text:p>
          </table:table-cell>
          <table:table-cell table:formula="of:=SUM([.I5])/[.C5]" office:value-type="float" office:value="72.1666666666667" calcext:value-type="float">
            <text:p>72,1666666667</text:p>
          </table:table-cell>
          <table:table-cell table:formula="of:=SUM([.L5])/[.$A$1]" office:value-type="float" office:value="0.197716894977169" calcext:value-type="float">
            <text:p>0,197716895</text:p>
          </table:table-cell>
          <table:table-cell table:formula="of:=SUM(([.M5])*[.C5])" office:value-type="float" office:value="14.2356164383562" calcext:value-type="float">
            <text:p>14,23561643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,14</text:p>
          </table:table-cell>
          <table:table-cell table:formula="of:=SUM(([.Q5])*0.25)*365" office:value-type="float" office:value="12.775" calcext:value-type="float">
            <text:p>12,775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/>
          <table:table-cell office:value-type="float" office:value="66" calcext:value-type="float">
            <text:p>66</text:p>
          </table:table-cell>
          <table:table-cell table:formula="of:=SUM([.C6:.C6])*[.H6]" office:value-type="float" office:value="18.1214328358209" calcext:value-type="float">
            <text:p>18,1214328358</text:p>
          </table:table-cell>
          <table:table-cell office:value-type="float" office:value="22" calcext:value-type="float">
            <text:p>22</text:p>
          </table:table-cell>
          <table:table-cell office:value-type="float" office:value="1953" calcext:value-type="float">
            <text:p>1953</text:p>
          </table:table-cell>
          <table:table-cell table:formula="of:=SUM([.F6:.F6])*1.46" office:value-type="float" office:value="2851.38" calcext:value-type="float">
            <text:p>2851,38</text:p>
          </table:table-cell>
          <table:table-cell table:formula="of:=SUM([.G6])/[.I6]" office:value-type="float" office:value="0.274567164179104" calcext:value-type="float">
            <text:p>0,2745671642</text:p>
          </table:table-cell>
          <table:table-cell office:value-type="float" office:value="10385" calcext:value-type="float">
            <text:p>10385</text:p>
          </table:table-cell>
          <table:table-cell table:formula="of:=SUM(([.I6])*[.$J$2])/[.$A$1]" office:value-type="float" office:value="0.284520547945205" calcext:value-type="float">
            <text:p>0,2845205479</text:p>
          </table:table-cell>
          <table:table-cell table:formula="of:=SUM(([.I6])*[.$K$2])/[.$A$1]" office:value-type="float" office:value="7.11301369863014" calcext:value-type="float">
            <text:p>7,1130136986</text:p>
          </table:table-cell>
          <table:table-cell table:formula="of:=SUM([.I6])/[.C6]" office:value-type="float" office:value="157.348484848485" calcext:value-type="float">
            <text:p>157,3484848485</text:p>
          </table:table-cell>
          <table:table-cell table:formula="of:=SUM([.L6])/[.$A$1]" office:value-type="float" office:value="0.431091739310917" calcext:value-type="float">
            <text:p>0,4310917393</text:p>
          </table:table-cell>
          <table:table-cell table:formula="of:=SUM(([.M6])*[.C6])" office:value-type="float" office:value="28.4520547945205" calcext:value-type="float">
            <text:p>28,45205479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23" calcext:value-type="float">
            <text:p>0,23</text:p>
          </table:table-cell>
          <table:table-cell table:formula="of:=SUM(([.Q6])*0.25)*365" office:value-type="float" office:value="20.9875" calcext:value-type="float">
            <text:p>20,9875</text:p>
          </table:table-cell>
        </table:table-row>
        <table:table-row table:style-name="ro1">
          <table:table-cell office:value-type="string" calcext:value-type="string">
            <text:p>ger</text:p>
          </table:table-cell>
          <table:table-cell/>
          <table:table-cell office:value-type="float" office:value="56" calcext:value-type="float">
            <text:p>56</text:p>
          </table:table-cell>
          <table:table-cell table:formula="of:=SUM([.C7:.C7])*[.H7]" office:value-type="float" office:value="44.6422011385199" calcext:value-type="float">
            <text:p>44,6422011385</text:p>
          </table:table-cell>
          <table:table-cell office:value-type="float" office:value="45" calcext:value-type="float">
            <text:p>45</text:p>
          </table:table-cell>
          <table:table-cell office:value-type="float" office:value="2302" calcext:value-type="float">
            <text:p>2302</text:p>
          </table:table-cell>
          <table:table-cell table:formula="of:=SUM([.F7:.F7])*1.46" office:value-type="float" office:value="3360.92" calcext:value-type="float">
            <text:p>3360,92</text:p>
          </table:table-cell>
          <table:table-cell table:formula="of:=SUM([.G7])/[.I7]" office:value-type="float" office:value="0.797182163187856" calcext:value-type="float">
            <text:p>0,7971821632</text:p>
          </table:table-cell>
          <table:table-cell office:value-type="float" office:value="4216" calcext:value-type="float">
            <text:p>4216</text:p>
          </table:table-cell>
          <table:table-cell table:formula="of:=SUM(([.I7])*[.$J$2])/[.$A$1]" office:value-type="float" office:value="0.115506849315069" calcext:value-type="float">
            <text:p>0,1155068493</text:p>
          </table:table-cell>
          <table:table-cell table:formula="of:=SUM(([.I7])*[.$K$2])/[.$A$1]" office:value-type="float" office:value="2.88767123287671" calcext:value-type="float">
            <text:p>2,8876712329</text:p>
          </table:table-cell>
          <table:table-cell table:formula="of:=SUM([.I7])/[.C7]" office:value-type="float" office:value="75.2857142857143" calcext:value-type="float">
            <text:p>75,2857142857</text:p>
          </table:table-cell>
          <table:table-cell table:formula="of:=SUM([.L7])/[.$A$1]" office:value-type="float" office:value="0.206262230919765" calcext:value-type="float">
            <text:p>0,2062622309</text:p>
          </table:table-cell>
          <table:table-cell table:formula="of:=SUM(([.M7])*[.C7])" office:value-type="float" office:value="11.5506849315069" calcext:value-type="float">
            <text:p>11,55068493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8" calcext:value-type="float">
            <text:p>0,38</text:p>
          </table:table-cell>
          <table:table-cell table:formula="of:=SUM(([.Q7])*0.25)*365" office:value-type="float" office:value="34.675" calcext:value-type="float">
            <text:p>34,675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/>
          <table:table-cell office:value-type="float" office:value="40" calcext:value-type="float">
            <text:p>40</text:p>
          </table:table-cell>
          <table:table-cell table:formula="of:=SUM([.C8:.C8])*[.H8]" office:value-type="float" office:value="28.681541038526" calcext:value-type="float">
            <text:p>28,6815410385</text:p>
          </table:table-cell>
          <table:table-cell office:value-type="float" office:value="29" calcext:value-type="float">
            <text:p>29</text:p>
          </table:table-cell>
          <table:table-cell office:value-type="float" office:value="1466" calcext:value-type="float">
            <text:p>1466</text:p>
          </table:table-cell>
          <table:table-cell table:formula="of:=SUM([.F8:.F8])*1.46" office:value-type="float" office:value="2140.36" calcext:value-type="float">
            <text:p>2140,36</text:p>
          </table:table-cell>
          <table:table-cell table:formula="of:=SUM([.G8])/[.I8]" office:value-type="float" office:value="0.717038525963149" calcext:value-type="float">
            <text:p>0,717038526</text:p>
          </table:table-cell>
          <table:table-cell office:value-type="float" office:value="2985" calcext:value-type="float">
            <text:p>2985</text:p>
          </table:table-cell>
          <table:table-cell table:formula="of:=SUM(([.I8])*[.$J$2])/[.$A$1]" office:value-type="float" office:value="0.0817808219178082" calcext:value-type="float">
            <text:p>0,0817808219</text:p>
          </table:table-cell>
          <table:table-cell table:formula="of:=SUM(([.I8])*[.$K$2])/[.$A$1]" office:value-type="float" office:value="2.04452054794521" calcext:value-type="float">
            <text:p>2,0445205479</text:p>
          </table:table-cell>
          <table:table-cell table:formula="of:=SUM([.I8])/[.C8]" office:value-type="float" office:value="74.625" calcext:value-type="float">
            <text:p>74,625</text:p>
          </table:table-cell>
          <table:table-cell table:formula="of:=SUM([.L8])/[.$A$1]" office:value-type="float" office:value="0.204452054794521" calcext:value-type="float">
            <text:p>0,2044520548</text:p>
          </table:table-cell>
          <table:table-cell table:formula="of:=SUM(([.M8])*[.C8])" office:value-type="float" office:value="8.17808219178082" calcext:value-type="float">
            <text:p>8,17808219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54" calcext:value-type="float">
            <text:p>0,54</text:p>
          </table:table-cell>
          <table:table-cell table:formula="of:=SUM(([.Q8])*0.25)*365" office:value-type="float" office:value="49.275" calcext:value-type="float">
            <text:p>49,275</text:p>
          </table:table-cell>
        </table:table-row>
        <table:table-row table:style-name="ro1">
          <table:table-cell office:value-type="string" calcext:value-type="string">
            <text:p>rus</text:p>
          </table:table-cell>
          <table:table-cell/>
          <table:table-cell office:value-type="float" office:value="39" calcext:value-type="float">
            <text:p>39</text:p>
          </table:table-cell>
          <table:table-cell table:formula="of:=SUM([.C9:.C9])*[.H9]" office:value-type="float" office:value="22.2369230769231" calcext:value-type="float">
            <text:p>22,2369230769</text:p>
          </table:table-cell>
          <table:table-cell office:value-type="float" office:value="18" calcext:value-type="float">
            <text:p>18</text:p>
          </table:table-cell>
          <table:table-cell office:value-type="float" office:value="1452" calcext:value-type="float">
            <text:p>1452</text:p>
          </table:table-cell>
          <table:table-cell table:formula="of:=SUM([.F9:.F9])*1.46" office:value-type="float" office:value="2119.92" calcext:value-type="float">
            <text:p>2119,92</text:p>
          </table:table-cell>
          <table:table-cell table:formula="of:=SUM([.G9])/[.I9]" office:value-type="float" office:value="0.570177514792899" calcext:value-type="float">
            <text:p>0,5701775148</text:p>
          </table:table-cell>
          <table:table-cell office:value-type="float" office:value="3718" calcext:value-type="float">
            <text:p>3718</text:p>
          </table:table-cell>
          <table:table-cell table:formula="of:=SUM(([.I9])*[.$J$2])/[.$A$1]" office:value-type="float" office:value="0.10186301369863" calcext:value-type="float">
            <text:p>0,1018630137</text:p>
          </table:table-cell>
          <table:table-cell table:formula="of:=SUM(([.I9])*[.$K$2])/[.$A$1]" office:value-type="float" office:value="2.54657534246575" calcext:value-type="float">
            <text:p>2,5465753425</text:p>
          </table:table-cell>
          <table:table-cell table:formula="of:=SUM([.I9])/[.C9]" office:value-type="float" office:value="95.3333333333333" calcext:value-type="float">
            <text:p>95,3333333333</text:p>
          </table:table-cell>
          <table:table-cell table:formula="of:=SUM([.L9])/[.$A$1]" office:value-type="float" office:value="0.261187214611872" calcext:value-type="float">
            <text:p>0,2611872146</text:p>
          </table:table-cell>
          <table:table-cell table:formula="of:=SUM(([.M9])*[.C9])" office:value-type="float" office:value="10.186301369863" calcext:value-type="float">
            <text:p>10,186301369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74" calcext:value-type="float">
            <text:p>0,74</text:p>
          </table:table-cell>
          <table:table-cell table:formula="of:=SUM(([.Q9])*0.25)*365" office:value-type="float" office:value="67.525" calcext:value-type="float">
            <text:p>67,525</text:p>
          </table:table-cell>
        </table:table-row>
        <table:table-row table:style-name="ro1">
          <table:table-cell office:value-type="string" calcext:value-type="string">
            <text:p>ino</text:p>
          </table:table-cell>
          <table:table-cell/>
          <table:table-cell office:value-type="float" office:value="35" calcext:value-type="float">
            <text:p>35</text:p>
          </table:table-cell>
          <table:table-cell table:formula="of:=SUM([.C10:.C10])*[.H10]" office:value-type="float" office:value="13.0009127210496" calcext:value-type="float">
            <text:p>13,000912721</text:p>
          </table:table-cell>
          <table:table-cell office:value-type="float" office:value="13" calcext:value-type="float">
            <text:p>13</text:p>
          </table:table-cell>
          <table:table-cell office:value-type="float" office:value="892" calcext:value-type="float">
            <text:p>892</text:p>
          </table:table-cell>
          <table:table-cell table:formula="of:=SUM([.F10:.F10])*1.46" office:value-type="float" office:value="1302.32" calcext:value-type="float">
            <text:p>1302,32</text:p>
          </table:table-cell>
          <table:table-cell table:formula="of:=SUM([.G10])/[.I10]" office:value-type="float" office:value="0.371454649172847" calcext:value-type="float">
            <text:p>0,3714546492</text:p>
          </table:table-cell>
          <table:table-cell office:value-type="float" office:value="3506" calcext:value-type="float">
            <text:p>3506</text:p>
          </table:table-cell>
          <table:table-cell table:formula="of:=SUM(([.I10])*[.$J$2])/[.$A$1]" office:value-type="float" office:value="0.0960547945205479" calcext:value-type="float">
            <text:p>0,0960547945</text:p>
          </table:table-cell>
          <table:table-cell table:formula="of:=SUM(([.I10])*[.$K$2])/[.$A$1]" office:value-type="float" office:value="2.4013698630137" calcext:value-type="float">
            <text:p>2,401369863</text:p>
          </table:table-cell>
          <table:table-cell table:formula="of:=SUM([.I10])/[.C10]" office:value-type="float" office:value="100.171428571429" calcext:value-type="float">
            <text:p>100,1714285714</text:p>
          </table:table-cell>
          <table:table-cell table:formula="of:=SUM([.L10])/[.$A$1]" office:value-type="float" office:value="0.274442270058708" calcext:value-type="float">
            <text:p>0,2744422701</text:p>
          </table:table-cell>
          <table:table-cell table:formula="of:=SUM(([.M10])*[.C10])" office:value-type="float" office:value="9.60547945205479" calcext:value-type="float">
            <text:p>9,60547945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6" calcext:value-type="float">
            <text:p>0,96</text:p>
          </table:table-cell>
          <table:table-cell table:formula="of:=SUM(([.Q10])*0.25)*365" office:value-type="float" office:value="87.6" calcext:value-type="float">
            <text:p>87,6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/>
          <table:table-cell office:value-type="float" office:value="30" calcext:value-type="float">
            <text:p>30</text:p>
          </table:table-cell>
          <table:table-cell table:formula="of:=SUM([.C11:.C11])*[.H11]" office:value-type="float" office:value="28.4098097251586" calcext:value-type="float">
            <text:p>28,4098097252</text:p>
          </table:table-cell>
          <table:table-cell office:value-type="float" office:value="28" calcext:value-type="float">
            <text:p>28</text:p>
          </table:table-cell>
          <table:table-cell office:value-type="float" office:value="1534" calcext:value-type="float">
            <text:p>1534</text:p>
          </table:table-cell>
          <table:table-cell table:formula="of:=SUM([.F11:.F11])*1.46" office:value-type="float" office:value="2239.64" calcext:value-type="float">
            <text:p>2239,64</text:p>
          </table:table-cell>
          <table:table-cell table:formula="of:=SUM([.G11])/[.I11]" office:value-type="float" office:value="0.946993657505285" calcext:value-type="float">
            <text:p>0,9469936575</text:p>
          </table:table-cell>
          <table:table-cell office:value-type="float" office:value="2365" calcext:value-type="float">
            <text:p>2365</text:p>
          </table:table-cell>
          <table:table-cell table:formula="of:=SUM(([.I11])*[.$J$2])/[.$A$1]" office:value-type="float" office:value="0.0647945205479452" calcext:value-type="float">
            <text:p>0,0647945205</text:p>
          </table:table-cell>
          <table:table-cell table:formula="of:=SUM(([.I11])*[.$K$2])/[.$A$1]" office:value-type="float" office:value="1.61986301369863" calcext:value-type="float">
            <text:p>1,6198630137</text:p>
          </table:table-cell>
          <table:table-cell table:formula="of:=SUM([.I11])/[.C11]" office:value-type="float" office:value="78.8333333333333" calcext:value-type="float">
            <text:p>78,8333333333</text:p>
          </table:table-cell>
          <table:table-cell table:formula="of:=SUM([.L11])/[.$A$1]" office:value-type="float" office:value="0.215981735159817" calcext:value-type="float">
            <text:p>0,2159817352</text:p>
          </table:table-cell>
          <table:table-cell table:formula="of:=SUM(([.M11])*[.C11])" office:value-type="float" office:value="6.47945205479452" calcext:value-type="float">
            <text:p>6,479452054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18" calcext:value-type="float">
            <text:p>1,18</text:p>
          </table:table-cell>
          <table:table-cell table:formula="of:=SUM(([.Q11])*0.25)*365" office:value-type="float" office:value="107.675" calcext:value-type="float">
            <text:p>107,675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/>
          <table:table-cell office:value-type="float" office:value="25" calcext:value-type="float">
            <text:p>25</text:p>
          </table:table-cell>
          <table:table-cell table:formula="of:=SUM([.C12:.C12])*[.H12]" office:value-type="float" office:value="18.0116974972797" calcext:value-type="float">
            <text:p>18,0116974973</text:p>
          </table:table-cell>
          <table:table-cell office:value-type="float" office:value="18" calcext:value-type="float">
            <text:p>18</text:p>
          </table:table-cell>
          <table:table-cell office:value-type="float" office:value="907" calcext:value-type="float">
            <text:p>907</text:p>
          </table:table-cell>
          <table:table-cell table:formula="of:=SUM([.F12:.F12])*1.46" office:value-type="float" office:value="1324.22" calcext:value-type="float">
            <text:p>1324,22</text:p>
          </table:table-cell>
          <table:table-cell table:formula="of:=SUM([.G12])/[.I12]" office:value-type="float" office:value="0.720467899891186" calcext:value-type="float">
            <text:p>0,7204678999</text:p>
          </table:table-cell>
          <table:table-cell office:value-type="float" office:value="1838" calcext:value-type="float">
            <text:p>1838</text:p>
          </table:table-cell>
          <table:table-cell table:formula="of:=SUM(([.I12])*[.$J$2])/[.$A$1]" office:value-type="float" office:value="0.0503561643835616" calcext:value-type="float">
            <text:p>0,0503561644</text:p>
          </table:table-cell>
          <table:table-cell table:formula="of:=SUM(([.I12])*[.$K$2])/[.$A$1]" office:value-type="float" office:value="1.25890410958904" calcext:value-type="float">
            <text:p>1,2589041096</text:p>
          </table:table-cell>
          <table:table-cell table:formula="of:=SUM([.I12])/[.C12]" office:value-type="float" office:value="73.52" calcext:value-type="float">
            <text:p>73,52</text:p>
          </table:table-cell>
          <table:table-cell table:formula="of:=SUM([.L12])/[.$A$1]" office:value-type="float" office:value="0.201424657534247" calcext:value-type="float">
            <text:p>0,2014246575</text:p>
          </table:table-cell>
          <table:table-cell table:formula="of:=SUM(([.M12])*[.C12])" office:value-type="float" office:value="5.03561643835616" calcext:value-type="float">
            <text:p>5,035616438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.4" calcext:value-type="float">
            <text:p>1,4</text:p>
          </table:table-cell>
          <table:table-cell table:formula="of:=SUM(([.Q12])*0.25)*365" office:value-type="float" office:value="127.75" calcext:value-type="float">
            <text:p>127,75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/>
          <table:table-cell office:value-type="float" office:value="18" calcext:value-type="float">
            <text:p>18</text:p>
          </table:table-cell>
          <table:table-cell table:formula="of:=SUM([.C13:.C13])*[.H13]" office:value-type="float" office:value="9.36646153846154" calcext:value-type="float">
            <text:p>9,3664615385</text:p>
          </table:table-cell>
          <table:table-cell office:value-type="float" office:value="10" calcext:value-type="float">
            <text:p>10</text:p>
          </table:table-cell>
          <table:table-cell office:value-type="float" office:value="417" calcext:value-type="float">
            <text:p>417</text:p>
          </table:table-cell>
          <table:table-cell table:formula="of:=SUM([.F13:.F13])*1.46" office:value-type="float" office:value="608.82" calcext:value-type="float">
            <text:p>608,82</text:p>
          </table:table-cell>
          <table:table-cell table:formula="of:=SUM([.G13])/[.I13]" office:value-type="float" office:value="0.520358974358974" calcext:value-type="float">
            <text:p>0,5203589744</text:p>
          </table:table-cell>
          <table:table-cell office:value-type="float" office:value="1170" calcext:value-type="float">
            <text:p>1170</text:p>
          </table:table-cell>
          <table:table-cell table:formula="of:=SUM(([.I13])*[.$J$2])/[.$A$1]" office:value-type="float" office:value="0.0320547945205479" calcext:value-type="float">
            <text:p>0,0320547945</text:p>
          </table:table-cell>
          <table:table-cell table:formula="of:=SUM(([.I13])*[.$K$2])/[.$A$1]" office:value-type="float" office:value="0.801369863013699" calcext:value-type="float">
            <text:p>0,801369863</text:p>
          </table:table-cell>
          <table:table-cell table:formula="of:=SUM([.I13])/[.C13]" office:value-type="float" office:value="65" calcext:value-type="float">
            <text:p>65</text:p>
          </table:table-cell>
          <table:table-cell table:formula="of:=SUM([.L13])/[.$A$1]" office:value-type="float" office:value="0.178082191780822" calcext:value-type="float">
            <text:p>0,1780821918</text:p>
          </table:table-cell>
          <table:table-cell table:formula="of:=SUM(([.M13])*[.C13])" office:value-type="float" office:value="3.20547945205479" calcext:value-type="float">
            <text:p>3,205479452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62" calcext:value-type="float">
            <text:p>1,62</text:p>
          </table:table-cell>
          <table:table-cell table:formula="of:=SUM(([.Q13])*0.25)*365" office:value-type="float" office:value="147.825" calcext:value-type="float">
            <text:p>147,825</text:p>
          </table:table-cell>
        </table:table-row>
        <table:table-row table:style-name="ro1">
          <table:table-cell office:value-type="string" calcext:value-type="string">
            <text:p>hol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C14:.C14])*[.H14]" office:value-type="float" office:value="11.4946031746032" calcext:value-type="float">
            <text:p>11,4946031746</text:p>
          </table:table-cell>
          <table:table-cell office:value-type="float" office:value="12" calcext:value-type="float">
            <text:p>12</text:p>
          </table:table-cell>
          <table:table-cell office:value-type="float" office:value="496" calcext:value-type="float">
            <text:p>496</text:p>
          </table:table-cell>
          <table:table-cell table:formula="of:=SUM([.F14:.F14])*1.46" office:value-type="float" office:value="724.16" calcext:value-type="float">
            <text:p>724,16</text:p>
          </table:table-cell>
          <table:table-cell table:formula="of:=SUM([.G14])/[.I14]" office:value-type="float" office:value="0.766306878306878" calcext:value-type="float">
            <text:p>0,7663068783</text:p>
          </table:table-cell>
          <table:table-cell office:value-type="float" office:value="945" calcext:value-type="float">
            <text:p>945</text:p>
          </table:table-cell>
          <table:table-cell table:formula="of:=SUM(([.I14])*[.$J$2])/[.$A$1]" office:value-type="float" office:value="0.0258904109589041" calcext:value-type="float">
            <text:p>0,025890411</text:p>
          </table:table-cell>
          <table:table-cell table:formula="of:=SUM(([.I14])*[.$K$2])/[.$A$1]" office:value-type="float" office:value="0.647260273972603" calcext:value-type="float">
            <text:p>0,647260274</text:p>
          </table:table-cell>
          <table:table-cell table:formula="of:=SUM([.I14])/[.C14]" office:value-type="float" office:value="63" calcext:value-type="float">
            <text:p>63</text:p>
          </table:table-cell>
          <table:table-cell table:formula="of:=SUM([.L14])/[.$A$1]" office:value-type="float" office:value="0.172602739726027" calcext:value-type="float">
            <text:p>0,1726027397</text:p>
          </table:table-cell>
          <table:table-cell table:formula="of:=SUM(([.M14])*[.C14])" office:value-type="float" office:value="2.58904109589041" calcext:value-type="float">
            <text:p>2,58904109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.84" calcext:value-type="float">
            <text:p>1,84</text:p>
          </table:table-cell>
          <table:table-cell table:formula="of:=SUM(([.Q14])*0.25)*365" office:value-type="float" office:value="167.9" calcext:value-type="float">
            <text:p>167,9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C15:.C15])*[.H15]" office:value-type="float" office:value="7.13718464351005" calcext:value-type="float">
            <text:p>7,1371846435</text:p>
          </table:table-cell>
          <table:table-cell office:value-type="float" office:value="7" calcext:value-type="float">
            <text:p>7</text:p>
          </table:table-cell>
          <table:table-cell office:value-type="float" office:value="573" calcext:value-type="float">
            <text:p>573</text:p>
          </table:table-cell>
          <table:table-cell table:formula="of:=SUM([.F15:.F15])*1.46" office:value-type="float" office:value="836.58" calcext:value-type="float">
            <text:p>836,58</text:p>
          </table:table-cell>
          <table:table-cell table:formula="of:=SUM([.G15])/[.I15]" office:value-type="float" office:value="0.509798903107861" calcext:value-type="float">
            <text:p>0,5097989031</text:p>
          </table:table-cell>
          <table:table-cell office:value-type="float" office:value="1641" calcext:value-type="float">
            <text:p>1641</text:p>
          </table:table-cell>
          <table:table-cell table:formula="of:=SUM(([.I15])*[.$J$2])/[.$A$1]" office:value-type="float" office:value="0.044958904109589" calcext:value-type="float">
            <text:p>0,0449589041</text:p>
          </table:table-cell>
          <table:table-cell table:formula="of:=SUM(([.I15])*[.$K$2])/[.$A$1]" office:value-type="float" office:value="1.12397260273973" calcext:value-type="float">
            <text:p>1,1239726027</text:p>
          </table:table-cell>
          <table:table-cell table:formula="of:=SUM([.I15])/[.C15]" office:value-type="float" office:value="117.214285714286" calcext:value-type="float">
            <text:p>117,2142857143</text:p>
          </table:table-cell>
          <table:table-cell table:formula="of:=SUM([.L15])/[.$A$1]" office:value-type="float" office:value="0.321135029354207" calcext:value-type="float">
            <text:p>0,3211350294</text:p>
          </table:table-cell>
          <table:table-cell table:formula="of:=SUM(([.M15])*[.C15])" office:value-type="float" office:value="4.4958904109589" calcext:value-type="float">
            <text:p>4,4958904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.06" calcext:value-type="float">
            <text:p>2,06</text:p>
          </table:table-cell>
          <table:table-cell table:formula="of:=SUM(([.Q15])*0.25)*365" office:value-type="float" office:value="187.975" calcext:value-type="float">
            <text:p>187,975</text:p>
          </table:table-cell>
        </table:table-row>
        <table:table-row table:style-name="ro1">
          <table:table-cell office:value-type="string" calcext:value-type="string">
            <text:p>phi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C16:.C16])*[.H16]" office:value-type="float" office:value="4.69211752786221" calcext:value-type="float">
            <text:p>4,6921175279</text:p>
          </table:table-cell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table:formula="of:=SUM([.F16:.F16])*1.46" office:value-type="float" office:value="356.24" calcext:value-type="float">
            <text:p>356,24</text:p>
          </table:table-cell>
          <table:table-cell table:formula="of:=SUM([.G16])/[.I16]" office:value-type="float" office:value="0.360932117527862" calcext:value-type="float">
            <text:p>0,3609321175</text:p>
          </table:table-cell>
          <table:table-cell table:style-name="ce2" office:value-type="float" office:value="987" calcext:value-type="float">
            <text:p>987</text:p>
          </table:table-cell>
          <table:table-cell table:formula="of:=SUM(([.I16])*[.$J$2])/[.$A$1]" office:value-type="float" office:value="0.027041095890411" calcext:value-type="float">
            <text:p>0,0270410959</text:p>
          </table:table-cell>
          <table:table-cell table:formula="of:=SUM(([.I16])*[.$K$2])/[.$A$1]" office:value-type="float" office:value="0.676027397260274" calcext:value-type="float">
            <text:p>0,6760273973</text:p>
          </table:table-cell>
          <table:table-cell table:formula="of:=SUM([.I16])/[.C16]" office:value-type="float" office:value="75.9230769230769" calcext:value-type="float">
            <text:p>75,9230769231</text:p>
          </table:table-cell>
          <table:table-cell table:formula="of:=SUM([.L16])/[.$A$1]" office:value-type="float" office:value="0.208008429926238" calcext:value-type="float">
            <text:p>0,2080084299</text:p>
          </table:table-cell>
          <table:table-cell table:formula="of:=SUM(([.M16])*[.C16])" office:value-type="float" office:value="2.7041095890411" calcext:value-type="float">
            <text:p>2,70410958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.28" calcext:value-type="float">
            <text:p>2,28</text:p>
          </table:table-cell>
          <table:table-cell table:formula="of:=SUM(([.Q16])*0.25)*365" office:value-type="float" office:value="208.05" calcext:value-type="float">
            <text:p>208,05</text:p>
          </table:table-cell>
        </table:table-row>
        <table:table-row table:style-name="ro1">
          <table:table-cell office:value-type="string" calcext:value-type="string">
            <text:p>sau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C17:.C17])*[.H17]" office:value-type="float" office:value="6.00790381599582" calcext:value-type="float">
            <text:p>6,007903816</text:p>
          </table:table-cell>
          <table:table-cell office:value-type="float" office:value="5" calcext:value-type="float">
            <text:p>5</text:p>
          </table:table-cell>
          <table:table-cell office:value-type="float" office:value="656" calcext:value-type="float">
            <text:p>656</text:p>
          </table:table-cell>
          <table:table-cell table:formula="of:=SUM([.F17:.F17])*1.46" office:value-type="float" office:value="957.76" calcext:value-type="float">
            <text:p>957,76</text:p>
          </table:table-cell>
          <table:table-cell table:formula="of:=SUM([.G17])/[.I17]" office:value-type="float" office:value="0.500658651332985" calcext:value-type="float">
            <text:p>0,5006586513</text:p>
          </table:table-cell>
          <table:table-cell office:value-type="float" office:value="1913" calcext:value-type="float">
            <text:p>1913</text:p>
          </table:table-cell>
          <table:table-cell table:formula="of:=SUM(([.I17])*[.$J$2])/[.$A$1]" office:value-type="float" office:value="0.0524109589041096" calcext:value-type="float">
            <text:p>0,0524109589</text:p>
          </table:table-cell>
          <table:table-cell table:formula="of:=SUM(([.I17])*[.$K$2])/[.$A$1]" office:value-type="float" office:value="1.31027397260274" calcext:value-type="float">
            <text:p>1,3102739726</text:p>
          </table:table-cell>
          <table:table-cell table:formula="of:=SUM([.I17])/[.C17]" office:value-type="float" office:value="159.416666666667" calcext:value-type="float">
            <text:p>159,4166666667</text:p>
          </table:table-cell>
          <table:table-cell table:formula="of:=SUM([.L17])/[.$A$1]" office:value-type="float" office:value="0.43675799086758" calcext:value-type="float">
            <text:p>0,4367579909</text:p>
          </table:table-cell>
          <table:table-cell table:formula="of:=SUM(([.M17])*[.C17])" office:value-type="float" office:value="5.24109589041096" calcext:value-type="float">
            <text:p>5,241095890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5" calcext:value-type="float">
            <text:p>2,5</text:p>
          </table:table-cell>
          <table:table-cell table:formula="of:=SUM(([.Q17])*0.25)*365" office:value-type="float" office:value="228.125" calcext:value-type="float">
            <text:p>228,125</text:p>
          </table:table-cell>
        </table:table-row>
        <table:table-row table:style-name="ro1">
          <table:table-cell office:value-type="string" calcext:value-type="string">
            <text:p>saf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C18:.C18])*[.H18]" office:value-type="float" office:value="6.57830594184576" calcext:value-type="float">
            <text:p>6,5783059418</text:p>
          </table:table-cell>
          <table:table-cell office:value-type="float" office:value="7" calcext:value-type="float">
            <text:p>7</text:p>
          </table:table-cell>
          <table:table-cell office:value-type="float" office:value="324" calcext:value-type="float">
            <text:p>324</text:p>
          </table:table-cell>
          <table:table-cell table:formula="of:=SUM([.F18:.F18])*1.46" office:value-type="float" office:value="473.04" calcext:value-type="float">
            <text:p>473,04</text:p>
          </table:table-cell>
          <table:table-cell table:formula="of:=SUM([.G18])/[.I18]" office:value-type="float" office:value="0.598027812895069" calcext:value-type="float">
            <text:p>0,5980278129</text:p>
          </table:table-cell>
          <table:table-cell table:style-name="ce2" office:value-type="float" office:value="791" calcext:value-type="float">
            <text:p>791</text:p>
          </table:table-cell>
          <table:table-cell table:formula="of:=SUM(([.I18])*[.$J$2])/[.$A$1]" office:value-type="float" office:value="0.0216712328767123" calcext:value-type="float">
            <text:p>0,0216712329</text:p>
          </table:table-cell>
          <table:table-cell table:formula="of:=SUM(([.I18])*[.$K$2])/[.$A$1]" office:value-type="float" office:value="0.541780821917808" calcext:value-type="float">
            <text:p>0,5417808219</text:p>
          </table:table-cell>
          <table:table-cell table:formula="of:=SUM([.I18])/[.C18]" office:value-type="float" office:value="71.9090909090909" calcext:value-type="float">
            <text:p>71,9090909091</text:p>
          </table:table-cell>
          <table:table-cell table:formula="of:=SUM([.L18])/[.$A$1]" office:value-type="float" office:value="0.197011207970112" calcext:value-type="float">
            <text:p>0,197011208</text:p>
          </table:table-cell>
          <table:table-cell table:formula="of:=SUM(([.M18])*[.C18])" office:value-type="float" office:value="2.16712328767123" calcext:value-type="float">
            <text:p>2,167123287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.72" calcext:value-type="float">
            <text:p>2,72</text:p>
          </table:table-cell>
          <table:table-cell table:formula="of:=SUM(([.Q18])*0.25)*365" office:value-type="float" office:value="248.2" calcext:value-type="float">
            <text:p>248,2</text:p>
          </table:table-cell>
        </table:table-row>
        <table:table-row table:style-name="ro1">
          <table:table-cell office:value-type="string" calcext:value-type="string">
            <text:p>swe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C19:.C19])*[.H19]" office:value-type="float" office:value="7.33567669172932" calcext:value-type="float">
            <text:p>7,3356766917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table:formula="of:=SUM([.F19:.F19])*1.46" office:value-type="float" office:value="354.78" calcext:value-type="float">
            <text:p>354,78</text:p>
          </table:table-cell>
          <table:table-cell table:formula="of:=SUM([.G19])/[.I19]" office:value-type="float" office:value="0.66687969924812" calcext:value-type="float">
            <text:p>0,6668796992</text:p>
          </table:table-cell>
          <table:table-cell office:value-type="float" office:value="532" calcext:value-type="float">
            <text:p>532</text:p>
          </table:table-cell>
          <table:table-cell table:formula="of:=SUM(([.I19])*[.$J$2])/[.$A$1]" office:value-type="float" office:value="0.0145753424657534" calcext:value-type="float">
            <text:p>0,0145753425</text:p>
          </table:table-cell>
          <table:table-cell table:formula="of:=SUM(([.I19])*[.$K$2])/[.$A$1]" office:value-type="float" office:value="0.364383561643836" calcext:value-type="float">
            <text:p>0,3643835616</text:p>
          </table:table-cell>
          <table:table-cell table:formula="of:=SUM([.I19])/[.C19]" office:value-type="float" office:value="48.3636363636364" calcext:value-type="float">
            <text:p>48,3636363636</text:p>
          </table:table-cell>
          <table:table-cell table:formula="of:=SUM([.L19])/[.$A$1]" office:value-type="float" office:value="0.132503113325031" calcext:value-type="float">
            <text:p>0,1325031133</text:p>
          </table:table-cell>
          <table:table-cell table:formula="of:=SUM(([.M19])*[.C19])" office:value-type="float" office:value="1.45753424657534" calcext:value-type="float">
            <text:p>1,457534246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.94" calcext:value-type="float">
            <text:p>2,94</text:p>
          </table:table-cell>
          <table:table-cell table:formula="of:=SUM(([.Q19])*0.25)*365" office:value-type="float" office:value="268.275" calcext:value-type="float">
            <text:p>268,275</text:p>
          </table:table-cell>
        </table:table-row>
        <table:table-row table:style-name="ro1">
          <table:table-cell office:value-type="string" calcext:value-type="string">
            <text:p>rom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C20:.C20])*[.H20]" office:value-type="float" office:value="5.49336016096579" calcext:value-type="float">
            <text:p>5,493360161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table:formula="of:=SUM([.F20:.F20])*1.46" office:value-type="float" office:value="248.2" calcext:value-type="float">
            <text:p>248,2</text:p>
          </table:table-cell>
          <table:table-cell table:formula="of:=SUM([.G20])/[.I20]" office:value-type="float" office:value="0.499396378269618" calcext:value-type="float">
            <text:p>0,4993963783</text:p>
          </table:table-cell>
          <table:table-cell table:style-name="ce2" office:value-type="float" office:value="497" calcext:value-type="float">
            <text:p>497</text:p>
          </table:table-cell>
          <table:table-cell table:formula="of:=SUM(([.I20])*[.$J$2])/[.$A$1]" office:value-type="float" office:value="0.0136164383561644" calcext:value-type="float">
            <text:p>0,0136164384</text:p>
          </table:table-cell>
          <table:table-cell table:formula="of:=SUM(([.I20])*[.$K$2])/[.$A$1]" office:value-type="float" office:value="0.34041095890411" calcext:value-type="float">
            <text:p>0,3404109589</text:p>
          </table:table-cell>
          <table:table-cell table:formula="of:=SUM([.I20])/[.C20]" office:value-type="float" office:value="45.1818181818182" calcext:value-type="float">
            <text:p>45,1818181818</text:p>
          </table:table-cell>
          <table:table-cell table:formula="of:=SUM([.L20])/[.$A$1]" office:value-type="float" office:value="0.123785803237858" calcext:value-type="float">
            <text:p>0,1237858032</text:p>
          </table:table-cell>
          <table:table-cell table:formula="of:=SUM(([.M20])*[.C20])" office:value-type="float" office:value="1.36164383561644" calcext:value-type="float">
            <text:p>1,361643835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.16" calcext:value-type="float">
            <text:p>3,16</text:p>
          </table:table-cell>
          <table:table-cell table:formula="of:=SUM(([.Q20])*0.25)*365" office:value-type="float" office:value="288.35" calcext:value-type="float">
            <text:p>288,35</text:p>
          </table:table-cell>
        </table:table-row>
        <table:table-row table:style-name="ro1">
          <table:table-cell office:value-type="string" calcext:value-type="string">
            <text:p>isr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C21:.C21])*[.H21]" office:value-type="float" office:value="5.65969879518072" calcext:value-type="float">
            <text:p>5,6596987952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formula="of:=SUM([.F21:.F21])*1.46" office:value-type="float" office:value="170.82" calcext:value-type="float">
            <text:p>170,82</text:p>
          </table:table-cell>
          <table:table-cell table:formula="of:=SUM([.G21])/[.I21]" office:value-type="float" office:value="0.514518072289157" calcext:value-type="float">
            <text:p>0,5145180723</text:p>
          </table:table-cell>
          <table:table-cell table:style-name="ce2" office:value-type="float" office:value="332" calcext:value-type="float">
            <text:p>332</text:p>
          </table:table-cell>
          <table:table-cell table:formula="of:=SUM(([.I21])*[.$J$2])/[.$A$1]" office:value-type="float" office:value="0.00909589041095891" calcext:value-type="float">
            <text:p>0,0090958904</text:p>
          </table:table-cell>
          <table:table-cell table:formula="of:=SUM(([.I21])*[.$K$2])/[.$A$1]" office:value-type="float" office:value="0.227397260273973" calcext:value-type="float">
            <text:p>0,2273972603</text:p>
          </table:table-cell>
          <table:table-cell table:formula="of:=SUM([.I21])/[.C21]" office:value-type="float" office:value="30.1818181818182" calcext:value-type="float">
            <text:p>30,1818181818</text:p>
          </table:table-cell>
          <table:table-cell table:formula="of:=SUM([.L21])/[.$A$1]" office:value-type="float" office:value="0.0826899128268991" calcext:value-type="float">
            <text:p>0,0826899128</text:p>
          </table:table-cell>
          <table:table-cell table:formula="of:=SUM(([.M21])*[.C21])" office:value-type="float" office:value="0.90958904109589" calcext:value-type="float">
            <text:p>0,909589041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.38" calcext:value-type="float">
            <text:p>3,38</text:p>
          </table:table-cell>
          <table:table-cell table:formula="of:=SUM(([.Q21])*0.25)*365" office:value-type="float" office:value="308.425" calcext:value-type="float">
            <text:p>308,425</text:p>
          </table:table-cell>
        </table:table-row>
        <table:table-row table:style-name="ro1">
          <table:table-cell office:value-type="string" calcext:value-type="string">
            <text:p>pru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C22:.C22])*[.H22]" office:value-type="float" office:value="3.60989010989011" calcext:value-type="float">
            <text:p>3,6098901099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table:formula="of:=SUM([.F22:.F22])*1.46" office:value-type="float" office:value="182.5" calcext:value-type="float">
            <text:p>182,5</text:p>
          </table:table-cell>
          <table:table-cell table:formula="of:=SUM([.G22])/[.I22]" office:value-type="float" office:value="0.401098901098901" calcext:value-type="float">
            <text:p>0,4010989011</text:p>
          </table:table-cell>
          <table:table-cell table:style-name="ce2" office:value-type="float" office:value="455" calcext:value-type="float">
            <text:p>455</text:p>
          </table:table-cell>
          <table:table-cell table:formula="of:=SUM(([.I22])*[.$J$2])/[.$A$1]" office:value-type="float" office:value="0.0124657534246575" calcext:value-type="float">
            <text:p>0,0124657534</text:p>
          </table:table-cell>
          <table:table-cell table:formula="of:=SUM(([.I22])*[.$K$2])/[.$A$1]" office:value-type="float" office:value="0.311643835616438" calcext:value-type="float">
            <text:p>0,3116438356</text:p>
          </table:table-cell>
          <table:table-cell table:formula="of:=SUM([.I22])/[.C22]" office:value-type="float" office:value="50.5555555555556" calcext:value-type="float">
            <text:p>50,5555555556</text:p>
          </table:table-cell>
          <table:table-cell table:formula="of:=SUM([.L22])/[.$A$1]" office:value-type="float" office:value="0.138508371385084" calcext:value-type="float">
            <text:p>0,1385083714</text:p>
          </table:table-cell>
          <table:table-cell table:formula="of:=SUM(([.M22])*[.C22])" office:value-type="float" office:value="1.24657534246575" calcext:value-type="float">
            <text:p>1,246575342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.6" calcext:value-type="float">
            <text:p>3,6</text:p>
          </table:table-cell>
          <table:table-cell table:formula="of:=SUM(([.Q22])*0.25)*365" office:value-type="float" office:value="328.5" calcext:value-type="float">
            <text:p>328,5</text:p>
          </table:table-cell>
        </table:table-row>
        <table:table-row table:style-name="ro1">
          <table:table-cell office:value-type="string" calcext:value-type="string">
            <text:p>sing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C23:.C23])*[.H23]" office:value-type="float" office:value="3.20712430426716" calcext:value-type="float">
            <text:p>3,2071243043</text:p>
          </table:table-cell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table:formula="of:=SUM([.F23:.F23])*1.46" office:value-type="float" office:value="216.08" calcext:value-type="float">
            <text:p>216,08</text:p>
          </table:table-cell>
          <table:table-cell table:formula="of:=SUM([.G23])/[.I23]" office:value-type="float" office:value="0.400890538033395" calcext:value-type="float">
            <text:p>0,400890538</text:p>
          </table:table-cell>
          <table:table-cell table:style-name="ce2" office:value-type="float" office:value="539" calcext:value-type="float">
            <text:p>539</text:p>
          </table:table-cell>
          <table:table-cell table:formula="of:=SUM(([.I23])*[.$J$2])/[.$A$1]" office:value-type="float" office:value="0.0147671232876712" calcext:value-type="float">
            <text:p>0,0147671233</text:p>
          </table:table-cell>
          <table:table-cell table:formula="of:=SUM(([.I23])*[.$K$2])/[.$A$1]" office:value-type="float" office:value="0.369178082191781" calcext:value-type="float">
            <text:p>0,3691780822</text:p>
          </table:table-cell>
          <table:table-cell table:formula="of:=SUM([.I23])/[.C23]" office:value-type="float" office:value="67.375" calcext:value-type="float">
            <text:p>67,375</text:p>
          </table:table-cell>
          <table:table-cell table:formula="of:=SUM([.L23])/[.$A$1]" office:value-type="float" office:value="0.18458904109589" calcext:value-type="float">
            <text:p>0,1845890411</text:p>
          </table:table-cell>
          <table:table-cell table:formula="of:=SUM(([.M23])*[.C23])" office:value-type="float" office:value="1.47671232876712" calcext:value-type="float">
            <text:p>1,476712328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.82" calcext:value-type="float">
            <text:p>3,82</text:p>
          </table:table-cell>
          <table:table-cell table:formula="of:=SUM(([.Q23])*0.25)*365" office:value-type="float" office:value="348.575" calcext:value-type="float">
            <text:p>348,575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C24:.C24])*[.H24]" office:value-type="float" office:value="6.08823266219239" calcext:value-type="float">
            <text:p>6,0882326622</text:p>
          </table:table-cell>
          <table:table-cell office:value-type="float" office:value="6" calcext:value-type="float">
            <text:p>6</text:p>
          </table:table-cell>
          <table:table-cell office:value-type="float" office:value="233" calcext:value-type="float">
            <text:p>233</text:p>
          </table:table-cell>
          <table:table-cell table:formula="of:=SUM([.F24:.F24])*1.46" office:value-type="float" office:value="340.18" calcext:value-type="float">
            <text:p>340,18</text:p>
          </table:table-cell>
          <table:table-cell table:formula="of:=SUM([.G24])/[.I24]" office:value-type="float" office:value="0.761029082774049" calcext:value-type="float">
            <text:p>0,7610290828</text:p>
          </table:table-cell>
          <table:table-cell table:style-name="ce2" office:value-type="float" office:value="447" calcext:value-type="float">
            <text:p>447</text:p>
          </table:table-cell>
          <table:table-cell table:formula="of:=SUM(([.I24])*[.$J$2])/[.$A$1]" office:value-type="float" office:value="0.0122465753424658" calcext:value-type="float">
            <text:p>0,0122465753</text:p>
          </table:table-cell>
          <table:table-cell table:formula="of:=SUM(([.I24])*[.$K$2])/[.$A$1]" office:value-type="float" office:value="0.306164383561644" calcext:value-type="float">
            <text:p>0,3061643836</text:p>
          </table:table-cell>
          <table:table-cell table:formula="of:=SUM([.I24])/[.C24]" office:value-type="float" office:value="55.875" calcext:value-type="float">
            <text:p>55,875</text:p>
          </table:table-cell>
          <table:table-cell table:formula="of:=SUM([.L24])/[.$A$1]" office:value-type="float" office:value="0.153082191780822" calcext:value-type="float">
            <text:p>0,1530821918</text:p>
          </table:table-cell>
          <table:table-cell table:formula="of:=SUM(([.M24])*[.C24])" office:value-type="float" office:value="1.22465753424658" calcext:value-type="float">
            <text:p>1,224657534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.04" calcext:value-type="float">
            <text:p>4,04</text:p>
          </table:table-cell>
          <table:table-cell table:formula="of:=SUM(([.Q24])*0.25)*365" office:value-type="float" office:value="368.65" calcext:value-type="float">
            <text:p>368,65</text:p>
          </table:table-cell>
        </table:table-row>
        <table:table-row table:style-name="ro1">
          <table:table-cell office:value-type="string" calcext:value-type="string">
            <text:p>alg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C25:.C25])*[.H25]" office:value-type="float" office:value="3.69359877488515" calcext:value-type="float">
            <text:p>3,6935987749</text:p>
          </table:table-cell>
          <table:table-cell office:value-type="float" office:value="4" calcext:value-type="float">
            <text:p>4</text:p>
          </table:table-cell>
          <table:table-cell office:value-type="float" office:value="236" calcext:value-type="float">
            <text:p>236</text:p>
          </table:table-cell>
          <table:table-cell table:formula="of:=SUM([.F25:.F25])*1.46" office:value-type="float" office:value="344.56" calcext:value-type="float">
            <text:p>344,56</text:p>
          </table:table-cell>
          <table:table-cell table:formula="of:=SUM([.G25])/[.I25]" office:value-type="float" office:value="0.527656967840735" calcext:value-type="float">
            <text:p>0,5276569678</text:p>
          </table:table-cell>
          <table:table-cell table:style-name="ce2" office:value-type="float" office:value="653" calcext:value-type="float">
            <text:p>653</text:p>
          </table:table-cell>
          <table:table-cell table:formula="of:=SUM(([.I25])*[.$J$2])/[.$A$1]" office:value-type="float" office:value="0.0178904109589041" calcext:value-type="float">
            <text:p>0,017890411</text:p>
          </table:table-cell>
          <table:table-cell table:formula="of:=SUM(([.I25])*[.$K$2])/[.$A$1]" office:value-type="float" office:value="0.447260273972603" calcext:value-type="float">
            <text:p>0,447260274</text:p>
          </table:table-cell>
          <table:table-cell table:formula="of:=SUM([.I25])/[.C25]" office:value-type="float" office:value="93.2857142857143" calcext:value-type="float">
            <text:p>93,2857142857</text:p>
          </table:table-cell>
          <table:table-cell table:formula="of:=SUM([.L25])/[.$A$1]" office:value-type="float" office:value="0.255577299412916" calcext:value-type="float">
            <text:p>0,2555772994</text:p>
          </table:table-cell>
          <table:table-cell table:formula="of:=SUM(([.M25])*[.C25])" office:value-type="float" office:value="1.78904109589041" calcext:value-type="float">
            <text:p>1,789041095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.26" calcext:value-type="float">
            <text:p>4,26</text:p>
          </table:table-cell>
          <table:table-cell table:formula="of:=SUM(([.Q25])*0.25)*365" office:value-type="float" office:value="388.725" calcext:value-type="float">
            <text:p>388,725</text:p>
          </table:table-cell>
        </table:table-row>
        <table:table-row table:style-name="ro1">
          <table:table-cell office:value-type="string" calcext:value-type="string">
            <text:p>ukr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C26:.C26])*[.H26]" office:value-type="float" office:value="4.68855670103093" calcext:value-type="float">
            <text:p>4,688556701</text:p>
          </table:table-cell>
          <table:table-cell office:value-type="float" office:value="5" calcext:value-type="float">
            <text:p>5</text:p>
          </table:table-cell>
          <table:table-cell office:value-type="float" office:value="178" calcext:value-type="float">
            <text:p>178</text:p>
          </table:table-cell>
          <table:table-cell table:formula="of:=SUM([.F26:.F26])*1.46" office:value-type="float" office:value="259.88" calcext:value-type="float">
            <text:p>259,88</text:p>
          </table:table-cell>
          <table:table-cell table:formula="of:=SUM([.G26])/[.I26]" office:value-type="float" office:value="0.66979381443299" calcext:value-type="float">
            <text:p>0,6697938144</text:p>
          </table:table-cell>
          <table:table-cell table:style-name="ce2" office:value-type="float" office:value="388" calcext:value-type="float">
            <text:p>388</text:p>
          </table:table-cell>
          <table:table-cell table:formula="of:=SUM(([.I26])*[.$J$2])/[.$A$1]" office:value-type="float" office:value="0.0106301369863014" calcext:value-type="float">
            <text:p>0,010630137</text:p>
          </table:table-cell>
          <table:table-cell table:formula="of:=SUM(([.I26])*[.$K$2])/[.$A$1]" office:value-type="float" office:value="0.265753424657534" calcext:value-type="float">
            <text:p>0,2657534247</text:p>
          </table:table-cell>
          <table:table-cell table:formula="of:=SUM([.I26])/[.C26]" office:value-type="float" office:value="55.4285714285714" calcext:value-type="float">
            <text:p>55,4285714286</text:p>
          </table:table-cell>
          <table:table-cell table:formula="of:=SUM([.L26])/[.$A$1]" office:value-type="float" office:value="0.151859099804305" calcext:value-type="float">
            <text:p>0,1518590998</text:p>
          </table:table-cell>
          <table:table-cell table:formula="of:=SUM(([.M26])*[.C26])" office:value-type="float" office:value="1.06301369863014" calcext:value-type="float">
            <text:p>1,063013698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.48" calcext:value-type="float">
            <text:p>4,48</text:p>
          </table:table-cell>
          <table:table-cell table:formula="of:=SUM(([.Q26])*0.25)*365" office:value-type="float" office:value="408.8" calcext:value-type="float">
            <text:p>408,8</text:p>
          </table:table-cell>
        </table:table-row>
        <table:table-row table:style-name="ro1">
          <table:table-cell office:value-type="string" calcext:value-type="string">
            <text:p>mor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C27:.C27])*[.H27]" office:value-type="float" office:value="3.17172413793103" calcext:value-type="float">
            <text:p>3,1717241379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formula="of:=SUM([.F27:.F27])*1.46" office:value-type="float" office:value="144.54" calcext:value-type="float">
            <text:p>144,54</text:p>
          </table:table-cell>
          <table:table-cell table:formula="of:=SUM([.G27])/[.I27]" office:value-type="float" office:value="0.453103448275862" calcext:value-type="float">
            <text:p>0,4531034483</text:p>
          </table:table-cell>
          <table:table-cell table:style-name="ce2" office:value-type="float" office:value="319" calcext:value-type="float">
            <text:p>319</text:p>
          </table:table-cell>
          <table:table-cell table:formula="of:=SUM(([.I27])*[.$J$2])/[.$A$1]" office:value-type="float" office:value="0.00873972602739726" calcext:value-type="float">
            <text:p>0,008739726</text:p>
          </table:table-cell>
          <table:table-cell table:formula="of:=SUM(([.I27])*[.$K$2])/[.$A$1]" office:value-type="float" office:value="0.218493150684931" calcext:value-type="float">
            <text:p>0,2184931507</text:p>
          </table:table-cell>
          <table:table-cell table:formula="of:=SUM([.I27])/[.C27]" office:value-type="float" office:value="45.5714285714286" calcext:value-type="float">
            <text:p>45,5714285714</text:p>
          </table:table-cell>
          <table:table-cell table:formula="of:=SUM([.L27])/[.$A$1]" office:value-type="float" office:value="0.124853228962818" calcext:value-type="float">
            <text:p>0,124853229</text:p>
          </table:table-cell>
          <table:table-cell table:formula="of:=SUM(([.M27])*[.C27])" office:value-type="float" office:value="0.873972602739726" calcext:value-type="float">
            <text:p>0,873972602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.7" calcext:value-type="float">
            <text:p>4,7</text:p>
          </table:table-cell>
          <table:table-cell table:formula="of:=SUM(([.Q27])*0.25)*365" office:value-type="float" office:value="428.875" calcext:value-type="float">
            <text:p>428,875</text:p>
          </table:table-cell>
        </table:table-row>
        <table:table-row table:style-name="ro1">
          <table:table-cell office:value-type="string" calcext:value-type="string">
            <text:p>uae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C28:.C28])*[.H28]" office:value-type="float" office:value="2.65275908479139" calcext:value-type="float">
            <text:p>2,6527590848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table:formula="of:=SUM([.F28:.F28])*1.46" office:value-type="float" office:value="328.5" calcext:value-type="float">
            <text:p>328,5</text:p>
          </table:table-cell>
          <table:table-cell table:formula="of:=SUM([.G28])/[.I28]" office:value-type="float" office:value="0.442126514131898" calcext:value-type="float">
            <text:p>0,4421265141</text:p>
          </table:table-cell>
          <table:table-cell office:value-type="float" office:value="743" calcext:value-type="float">
            <text:p>743</text:p>
          </table:table-cell>
          <table:table-cell table:formula="of:=SUM(([.I28])*[.$J$2])/[.$A$1]" office:value-type="float" office:value="0.0203561643835616" calcext:value-type="float">
            <text:p>0,0203561644</text:p>
          </table:table-cell>
          <table:table-cell table:formula="of:=SUM(([.I28])*[.$K$2])/[.$A$1]" office:value-type="float" office:value="0.508904109589041" calcext:value-type="float">
            <text:p>0,5089041096</text:p>
          </table:table-cell>
          <table:table-cell table:formula="of:=SUM([.I28])/[.C28]" office:value-type="float" office:value="123.833333333333" calcext:value-type="float">
            <text:p>123,8333333333</text:p>
          </table:table-cell>
          <table:table-cell table:formula="of:=SUM([.L28])/[.$A$1]" office:value-type="float" office:value="0.339269406392694" calcext:value-type="float">
            <text:p>0,3392694064</text:p>
          </table:table-cell>
          <table:table-cell table:formula="of:=SUM(([.M28])*[.C28])" office:value-type="float" office:value="2.03561643835616" calcext:value-type="float">
            <text:p>2,035616438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.92" calcext:value-type="float">
            <text:p>4,92</text:p>
          </table:table-cell>
          <table:table-cell table:formula="of:=SUM(([.Q28])*0.25)*365" office:value-type="float" office:value="448.95" calcext:value-type="float">
            <text:p>448,95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C29:.C29])*[.H29]" office:value-type="float" office:value="5.38658385093168" calcext:value-type="float">
            <text:p>5,3865838509</text:p>
          </table:table-cell>
          <table:table-cell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  <table:table-cell table:formula="of:=SUM([.F29:.F29])*1.46" office:value-type="float" office:value="289.08" calcext:value-type="float">
            <text:p>289,08</text:p>
          </table:table-cell>
          <table:table-cell table:formula="of:=SUM([.G29])/[.I29]" office:value-type="float" office:value="0.89776397515528" calcext:value-type="float">
            <text:p>0,8977639752</text:p>
          </table:table-cell>
          <table:table-cell table:style-name="ce2" office:value-type="float" office:value="322" calcext:value-type="float">
            <text:p>322</text:p>
          </table:table-cell>
          <table:table-cell table:formula="of:=SUM(([.I29])*[.$J$2])/[.$A$1]" office:value-type="float" office:value="0.00882191780821918" calcext:value-type="float">
            <text:p>0,0088219178</text:p>
          </table:table-cell>
          <table:table-cell table:formula="of:=SUM(([.I29])*[.$K$2])/[.$A$1]" office:value-type="float" office:value="0.220547945205479" calcext:value-type="float">
            <text:p>0,2205479452</text:p>
          </table:table-cell>
          <table:table-cell table:formula="of:=SUM([.I29])/[.C29]" office:value-type="float" office:value="53.6666666666667" calcext:value-type="float">
            <text:p>53,6666666667</text:p>
          </table:table-cell>
          <table:table-cell table:formula="of:=SUM([.L29])/[.$A$1]" office:value-type="float" office:value="0.14703196347032" calcext:value-type="float">
            <text:p>0,1470319635</text:p>
          </table:table-cell>
          <table:table-cell table:formula="of:=SUM(([.M29])*[.C29])" office:value-type="float" office:value="0.882191780821918" calcext:value-type="float">
            <text:p>0,882191780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5.14" calcext:value-type="float">
            <text:p>5,14</text:p>
          </table:table-cell>
          <table:table-cell table:formula="of:=SUM(([.Q29])*0.25)*365" office:value-type="float" office:value="469.025" calcext:value-type="float">
            <text:p>469,025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C30:.C30])*[.H30]" office:value-type="float" office:value="4.45881748071979" calcext:value-type="float">
            <text:p>4,4588174807</text:p>
          </table:table-cell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table:formula="of:=SUM([.F30:.F30])*1.46" office:value-type="float" office:value="289.08" calcext:value-type="float">
            <text:p>289,08</text:p>
          </table:table-cell>
          <table:table-cell table:formula="of:=SUM([.G30])/[.I30]" office:value-type="float" office:value="0.743136246786632" calcext:value-type="float">
            <text:p>0,7431362468</text:p>
          </table:table-cell>
          <table:table-cell office:value-type="float" office:value="389" calcext:value-type="float">
            <text:p>389</text:p>
          </table:table-cell>
          <table:table-cell table:formula="of:=SUM(([.I30])*[.$J$2])/[.$A$1]" office:value-type="float" office:value="0.0106575342465753" calcext:value-type="float">
            <text:p>0,0106575342</text:p>
          </table:table-cell>
          <table:table-cell table:formula="of:=SUM(([.I30])*[.$K$2])/[.$A$1]" office:value-type="float" office:value="0.266438356164384" calcext:value-type="float">
            <text:p>0,2664383562</text:p>
          </table:table-cell>
          <table:table-cell table:formula="of:=SUM([.I30])/[.C30]" office:value-type="float" office:value="64.8333333333333" calcext:value-type="float">
            <text:p>64,8333333333</text:p>
          </table:table-cell>
          <table:table-cell table:formula="of:=SUM([.L30])/[.$A$1]" office:value-type="float" office:value="0.177625570776256" calcext:value-type="float">
            <text:p>0,1776255708</text:p>
          </table:table-cell>
          <table:table-cell table:formula="of:=SUM(([.M30])*[.C30])" office:value-type="float" office:value="1.06575342465753" calcext:value-type="float">
            <text:p>1,065753424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.36" calcext:value-type="float">
            <text:p>5,36</text:p>
          </table:table-cell>
          <table:table-cell table:formula="of:=SUM(([.Q30])*0.25)*365" office:value-type="float" office:value="489.1" calcext:value-type="float">
            <text:p>489,1</text:p>
          </table:table-cell>
        </table:table-row>
        <table:table-row table:style-name="ro1">
          <table:table-cell office:value-type="string" calcext:value-type="string">
            <text:p>den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C31:.C31])*[.H31]" office:value-type="float" office:value="4.97519163763066" calcext:value-type="float">
            <text:p>4,9751916376</text:p>
          </table:table-cell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table:formula="of:=SUM([.F31:.F31])*1.46" office:value-type="float" office:value="237.98" calcext:value-type="float">
            <text:p>237,98</text:p>
          </table:table-cell>
          <table:table-cell table:formula="of:=SUM([.G31])/[.I31]" office:value-type="float" office:value="0.829198606271777" calcext:value-type="float">
            <text:p>0,8291986063</text:p>
          </table:table-cell>
          <table:table-cell office:value-type="float" office:value="287" calcext:value-type="float">
            <text:p>287</text:p>
          </table:table-cell>
          <table:table-cell table:formula="of:=SUM(([.I31])*[.$J$2])/[.$A$1]" office:value-type="float" office:value="0.00786301369863014" calcext:value-type="float">
            <text:p>0,0078630137</text:p>
          </table:table-cell>
          <table:table-cell table:formula="of:=SUM(([.I31])*[.$K$2])/[.$A$1]" office:value-type="float" office:value="0.196575342465753" calcext:value-type="float">
            <text:p>0,1965753425</text:p>
          </table:table-cell>
          <table:table-cell table:formula="of:=SUM([.I31])/[.C31]" office:value-type="float" office:value="47.8333333333333" calcext:value-type="float">
            <text:p>47,8333333333</text:p>
          </table:table-cell>
          <table:table-cell table:formula="of:=SUM([.L31])/[.$A$1]" office:value-type="float" office:value="0.131050228310502" calcext:value-type="float">
            <text:p>0,1310502283</text:p>
          </table:table-cell>
          <table:table-cell table:formula="of:=SUM(([.M31])*[.C31])" office:value-type="float" office:value="0.786301369863014" calcext:value-type="float">
            <text:p>0,786301369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.58" calcext:value-type="float">
            <text:p>5,58</text:p>
          </table:table-cell>
          <table:table-cell table:formula="of:=SUM(([.Q31])*0.25)*365" office:value-type="float" office:value="509.175" calcext:value-type="float">
            <text:p>509,175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C32:.C32])*[.H32]" office:value-type="float" office:value="1.2155023923445" calcext:value-type="float">
            <text:p>1,215502392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SUM([.F32:.F32])*1.46" office:value-type="float" office:value="42.34" calcext:value-type="float">
            <text:p>42,34</text:p>
          </table:table-cell>
          <table:table-cell table:formula="of:=SUM([.G32])/[.I32]" office:value-type="float" office:value="0.202583732057416" calcext:value-type="float">
            <text:p>0,2025837321</text:p>
          </table:table-cell>
          <table:table-cell office:value-type="float" office:value="209" calcext:value-type="float">
            <text:p>209</text:p>
          </table:table-cell>
          <table:table-cell table:formula="of:=SUM(([.I32])*[.$J$2])/[.$A$1]" office:value-type="float" office:value="0.00572602739726027" calcext:value-type="float">
            <text:p>0,0057260274</text:p>
          </table:table-cell>
          <table:table-cell table:formula="of:=SUM(([.I32])*[.$K$2])/[.$A$1]" office:value-type="float" office:value="0.143150684931507" calcext:value-type="float">
            <text:p>0,1431506849</text:p>
          </table:table-cell>
          <table:table-cell table:formula="of:=SUM([.I32])/[.C32]" office:value-type="float" office:value="34.8333333333333" calcext:value-type="float">
            <text:p>34,8333333333</text:p>
          </table:table-cell>
          <table:table-cell table:formula="of:=SUM([.L32])/[.$A$1]" office:value-type="float" office:value="0.0954337899543379" calcext:value-type="float">
            <text:p>0,09543379</text:p>
          </table:table-cell>
          <table:table-cell table:formula="of:=SUM(([.M32])*[.C32])" office:value-type="float" office:value="0.572602739726027" calcext:value-type="float">
            <text:p>0,572602739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.8" calcext:value-type="float">
            <text:p>5,8</text:p>
          </table:table-cell>
          <table:table-cell table:formula="of:=SUM(([.Q32])*0.25)*365" office:value-type="float" office:value="529.25" calcext:value-type="float">
            <text:p>529,25</text:p>
          </table:table-cell>
        </table:table-row>
        <table:table-row table:style-name="ro1">
          <table:table-cell office:value-type="string" calcext:value-type="string">
            <text:p>ken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C33:.C33])*[.H33]" office:value-type="float" office:value="1.6504347826087" calcext:value-type="float">
            <text:p>1,6504347826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formula="of:=SUM([.F33:.F33])*1.46" office:value-type="float" office:value="75.92" calcext:value-type="float">
            <text:p>75,92</text:p>
          </table:table-cell>
          <table:table-cell table:formula="of:=SUM([.G33])/[.I33]" office:value-type="float" office:value="0.412608695652174" calcext:value-type="float">
            <text:p>0,4126086957</text:p>
          </table:table-cell>
          <table:table-cell office:value-type="float" office:value="184" calcext:value-type="float">
            <text:p>184</text:p>
          </table:table-cell>
          <table:table-cell table:formula="of:=SUM(([.I33])*[.$J$2])/[.$A$1]" office:value-type="float" office:value="0.00504109589041096" calcext:value-type="float">
            <text:p>0,0050410959</text:p>
          </table:table-cell>
          <table:table-cell table:formula="of:=SUM(([.I33])*[.$K$2])/[.$A$1]" office:value-type="float" office:value="0.126027397260274" calcext:value-type="float">
            <text:p>0,1260273973</text:p>
          </table:table-cell>
          <table:table-cell table:formula="of:=SUM([.I33])/[.C33]" office:value-type="float" office:value="46" calcext:value-type="float">
            <text:p>46</text:p>
          </table:table-cell>
          <table:table-cell table:formula="of:=SUM([.L33])/[.$A$1]" office:value-type="float" office:value="0.126027397260274" calcext:value-type="float">
            <text:p>0,1260273973</text:p>
          </table:table-cell>
          <table:table-cell table:formula="of:=SUM(([.M33])*[.C33])" office:value-type="float" office:value="0.504109589041096" calcext:value-type="float">
            <text:p>0,50410958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.02" calcext:value-type="float">
            <text:p>6,02</text:p>
          </table:table-cell>
          <table:table-cell table:formula="of:=SUM(([.Q33])*0.25)*365" office:value-type="float" office:value="549.325" calcext:value-type="float">
            <text:p>549,325</text:p>
          </table:table-cell>
        </table:table-row>
        <table:table-row table:style-name="ro1">
          <table:table-cell office:value-type="string" calcext:value-type="string">
            <text:p>tanz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C34:.C34])*[.H34]" office:value-type="float" office:value="1.21393258426966" calcext:value-type="float">
            <text:p>1,213932584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SUM([.F34:.F34])*1.46" office:value-type="float" office:value="54.02" calcext:value-type="float">
            <text:p>54,02</text:p>
          </table:table-cell>
          <table:table-cell table:formula="of:=SUM([.G34])/[.I34]" office:value-type="float" office:value="0.303483146067416" calcext:value-type="float">
            <text:p>0,3034831461</text:p>
          </table:table-cell>
          <table:table-cell table:style-name="ce2" office:value-type="float" office:value="178" calcext:value-type="float">
            <text:p>178</text:p>
          </table:table-cell>
          <table:table-cell table:formula="of:=SUM(([.I34])*[.$J$2])/[.$A$1]" office:value-type="float" office:value="0.00487671232876712" calcext:value-type="float">
            <text:p>0,0048767123</text:p>
          </table:table-cell>
          <table:table-cell table:formula="of:=SUM(([.I34])*[.$K$2])/[.$A$1]" office:value-type="float" office:value="0.121917808219178" calcext:value-type="float">
            <text:p>0,1219178082</text:p>
          </table:table-cell>
          <table:table-cell table:formula="of:=SUM([.I34])/[.C34]" office:value-type="float" office:value="44.5" calcext:value-type="float">
            <text:p>44,5</text:p>
          </table:table-cell>
          <table:table-cell table:formula="of:=SUM([.L34])/[.$A$1]" office:value-type="float" office:value="0.121917808219178" calcext:value-type="float">
            <text:p>0,1219178082</text:p>
          </table:table-cell>
          <table:table-cell table:formula="of:=SUM(([.M34])*[.C34])" office:value-type="float" office:value="0.487671232876712" calcext:value-type="float">
            <text:p>0,487671232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6.24" calcext:value-type="float">
            <text:p>6,24</text:p>
          </table:table-cell>
          <table:table-cell table:formula="of:=SUM(([.Q34])*0.25)*365" office:value-type="float" office:value="569.4" calcext:value-type="float">
            <text:p>569,4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C35:.C35])*[.H35]" office:value-type="float" office:value="2.4645871559633" calcext:value-type="float">
            <text:p>2,46458715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formula="of:=SUM([.F35:.F35])*1.46" office:value-type="float" office:value="67.16" calcext:value-type="float">
            <text:p>67,16</text:p>
          </table:table-cell>
          <table:table-cell table:formula="of:=SUM([.G35])/[.I35]" office:value-type="float" office:value="0.616146788990826" calcext:value-type="float">
            <text:p>0,616146789</text:p>
          </table:table-cell>
          <table:table-cell office:value-type="float" office:value="109" calcext:value-type="float">
            <text:p>109</text:p>
          </table:table-cell>
          <table:table-cell table:formula="of:=SUM(([.I35])*[.$J$2])/[.$A$1]" office:value-type="float" office:value="0.00298630136986301" calcext:value-type="float">
            <text:p>0,0029863014</text:p>
          </table:table-cell>
          <table:table-cell table:formula="of:=SUM(([.I35])*[.$K$2])/[.$A$1]" office:value-type="float" office:value="0.0746575342465753" calcext:value-type="float">
            <text:p>0,0746575342</text:p>
          </table:table-cell>
          <table:table-cell table:formula="of:=SUM([.I35])/[.C35]" office:value-type="float" office:value="27.25" calcext:value-type="float">
            <text:p>27,25</text:p>
          </table:table-cell>
          <table:table-cell table:formula="of:=SUM([.L35])/[.$A$1]" office:value-type="float" office:value="0.0746575342465753" calcext:value-type="float">
            <text:p>0,0746575342</text:p>
          </table:table-cell>
          <table:table-cell table:formula="of:=SUM(([.M35])*[.C35])" office:value-type="float" office:value="0.298630136986301" calcext:value-type="float">
            <text:p>0,29863013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.46" calcext:value-type="float">
            <text:p>6,46</text:p>
          </table:table-cell>
          <table:table-cell table:formula="of:=SUM(([.Q35])*0.25)*365" office:value-type="float" office:value="589.475" calcext:value-type="float">
            <text:p>589,475</text:p>
          </table:table-cell>
        </table:table-row>
        <table:table-row table:style-name="ro1">
          <table:table-cell office:value-type="string" calcext:value-type="string">
            <text:p>uga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C36:.C36])*[.H36]" office:value-type="float" office:value="0.929090909090909" calcext:value-type="float">
            <text:p>0,929090909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SUM([.F36:.F36])*1.46" office:value-type="float" office:value="30.66" calcext:value-type="float">
            <text:p>30,66</text:p>
          </table:table-cell>
          <table:table-cell table:formula="of:=SUM([.G36])/[.I36]" office:value-type="float" office:value="0.30969696969697" calcext:value-type="float">
            <text:p>0,3096969697</text:p>
          </table:table-cell>
          <table:table-cell office:value-type="float" office:value="99" calcext:value-type="float">
            <text:p>99</text:p>
          </table:table-cell>
          <table:table-cell table:formula="of:=SUM(([.I36])*[.$J$2])/[.$A$1]" office:value-type="float" office:value="0.00271232876712329" calcext:value-type="float">
            <text:p>0,0027123288</text:p>
          </table:table-cell>
          <table:table-cell table:formula="of:=SUM(([.I36])*[.$K$2])/[.$A$1]" office:value-type="float" office:value="0.0678082191780822" calcext:value-type="float">
            <text:p>0,0678082192</text:p>
          </table:table-cell>
          <table:table-cell table:formula="of:=SUM([.I36])/[.C36]" office:value-type="float" office:value="33" calcext:value-type="float">
            <text:p>33</text:p>
          </table:table-cell>
          <table:table-cell table:formula="of:=SUM([.L36])/[.$A$1]" office:value-type="float" office:value="0.0904109589041096" calcext:value-type="float">
            <text:p>0,0904109589</text:p>
          </table:table-cell>
          <table:table-cell table:formula="of:=SUM(([.M36])*[.C36])" office:value-type="float" office:value="0.271232876712329" calcext:value-type="float">
            <text:p>0,271232876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.68" calcext:value-type="float">
            <text:p>6,68</text:p>
          </table:table-cell>
          <table:table-cell table:formula="of:=SUM(([.Q36])*0.25)*365" office:value-type="float" office:value="609.55" calcext:value-type="float">
            <text:p>609,55</text:p>
          </table:table-cell>
        </table:table-row>
        <table:table-row table:style-name="ro1">
          <table:table-cell office:value-type="string" calcext:value-type="string">
            <text:p>bots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C37:.C37])*[.H37]" office:value-type="float" office:value="0.925853658536585" calcext:value-type="float">
            <text:p>0,925853658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SUM([.F37:.F37])*1.46" office:value-type="float" office:value="18.98" calcext:value-type="float">
            <text:p>18,98</text:p>
          </table:table-cell>
          <table:table-cell table:formula="of:=SUM([.G37])/[.I37]" office:value-type="float" office:value="0.462926829268293" calcext:value-type="float">
            <text:p>0,4629268293</text:p>
          </table:table-cell>
          <table:table-cell office:value-type="float" office:value="41" calcext:value-type="float">
            <text:p>41</text:p>
          </table:table-cell>
          <table:table-cell table:formula="of:=SUM(([.I37])*[.$J$2])/[.$A$1]" office:value-type="float" office:value="0.00112328767123288" calcext:value-type="float">
            <text:p>0,0011232877</text:p>
          </table:table-cell>
          <table:table-cell table:formula="of:=SUM(([.I37])*[.$K$2])/[.$A$1]" office:value-type="float" office:value="0.0280821917808219" calcext:value-type="float">
            <text:p>0,0280821918</text:p>
          </table:table-cell>
          <table:table-cell table:formula="of:=SUM([.I37])/[.C37]" office:value-type="float" office:value="20.5" calcext:value-type="float">
            <text:p>20,5</text:p>
          </table:table-cell>
          <table:table-cell table:formula="of:=SUM([.L37])/[.$A$1]" office:value-type="float" office:value="0.0561643835616438" calcext:value-type="float">
            <text:p>0,0561643836</text:p>
          </table:table-cell>
          <table:table-cell table:formula="of:=SUM(([.M37])*[.C37])" office:value-type="float" office:value="0.112328767123288" calcext:value-type="float">
            <text:p>0,112328767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.9" calcext:value-type="float">
            <text:p>6,9</text:p>
          </table:table-cell>
          <table:table-cell table:formula="of:=SUM(([.Q37])*0.25)*365" office:value-type="float" office:value="629.625" calcext:value-type="float">
            <text:p>629,625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C38:.C38])*[.H38]" office:value-type="float" office:value="1.04285714285714" calcext:value-type="float">
            <text:p>1,042857142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SUM([.F38:.F38])*1.46" office:value-type="float" office:value="21.9" calcext:value-type="float">
            <text:p>21,9</text:p>
          </table:table-cell>
          <table:table-cell table:formula="of:=SUM([.G38])/[.I38]" office:value-type="float" office:value="0.521428571428571" calcext:value-type="float">
            <text:p>0,5214285714</text:p>
          </table:table-cell>
          <table:table-cell office:value-type="float" office:value="42" calcext:value-type="float">
            <text:p>42</text:p>
          </table:table-cell>
          <table:table-cell table:formula="of:=SUM(([.I38])*[.$J$2])/[.$A$1]" office:value-type="float" office:value="0.00115068493150685" calcext:value-type="float">
            <text:p>0,0011506849</text:p>
          </table:table-cell>
          <table:table-cell table:formula="of:=SUM(([.I38])*[.$K$2])/[.$A$1]" office:value-type="float" office:value="0.0287671232876712" calcext:value-type="float">
            <text:p>0,0287671233</text:p>
          </table:table-cell>
          <table:table-cell table:formula="of:=SUM([.I38])/[.C38]" office:value-type="float" office:value="21" calcext:value-type="float">
            <text:p>21</text:p>
          </table:table-cell>
          <table:table-cell table:formula="of:=SUM([.L38])/[.$A$1]" office:value-type="float" office:value="0.0575342465753425" calcext:value-type="float">
            <text:p>0,0575342466</text:p>
          </table:table-cell>
          <table:table-cell table:formula="of:=SUM(([.M38])*[.C38])" office:value-type="float" office:value="0.115068493150685" calcext:value-type="float">
            <text:p>0,115068493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7.12" calcext:value-type="float">
            <text:p>7,12</text:p>
          </table:table-cell>
          <table:table-cell table:formula="of:=SUM(([.Q38])*0.25)*365" office:value-type="float" office:value="649.7" calcext:value-type="float">
            <text:p>649,7</text:p>
          </table:table-cell>
        </table:table-row>
        <table:table-row table:style-name="ro1">
          <table:table-cell office:value-type="string" calcext:value-type="string">
            <text:p>zim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C39:.C39])*[.H39]" office:value-type="float" office:value="1.21666666666667" calcext:value-type="float">
            <text:p>1,2166666667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SUM([.F39:.F39])*1.46" office:value-type="float" office:value="36.5" calcext:value-type="float">
            <text:p>36,5</text:p>
          </table:table-cell>
          <table:table-cell table:formula="of:=SUM([.G39])/[.I39]" office:value-type="float" office:value="1.21666666666667" calcext:value-type="float">
            <text:p>1,2166666667</text:p>
          </table:table-cell>
          <table:table-cell office:value-type="float" office:value="30" calcext:value-type="float">
            <text:p>30</text:p>
          </table:table-cell>
          <table:table-cell table:formula="of:=SUM(([.I39])*[.$J$2])/[.$A$1]" office:value-type="float" office:value="0.000821917808219178" calcext:value-type="float">
            <text:p>0,0008219178</text:p>
          </table:table-cell>
          <table:table-cell table:formula="of:=SUM(([.I39])*[.$K$2])/[.$A$1]" office:value-type="float" office:value="0.0205479452054794" calcext:value-type="float">
            <text:p>0,0205479452</text:p>
          </table:table-cell>
          <table:table-cell table:formula="of:=SUM([.I39])/[.C39]" office:value-type="float" office:value="30" calcext:value-type="float">
            <text:p>30</text:p>
          </table:table-cell>
          <table:table-cell table:formula="of:=SUM([.L39])/[.$A$1]" office:value-type="float" office:value="0.0821917808219178" calcext:value-type="float">
            <text:p>0,0821917808</text:p>
          </table:table-cell>
          <table:table-cell table:formula="of:=SUM(([.M39])*[.C39])" office:value-type="float" office:value="0.0821917808219178" calcext:value-type="float">
            <text:p>0,082191780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7.34" calcext:value-type="float">
            <text:p>7,34</text:p>
          </table:table-cell>
          <table:table-cell table:formula="of:=SUM(([.Q39])*0.25)*365" office:value-type="float" office:value="669.775" calcext:value-type="float">
            <text:p>669,775</text:p>
          </table:table-cell>
        </table:table-row>
        <table:table-row table:style-name="ro1">
          <table:table-cell office:value-type="string" calcext:value-type="string">
            <text:p>lao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C40:.C40])*[.H40]" office:value-type="float" office:value="0.297959183673469" calcext:value-type="float">
            <text:p>0,297959183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F40:.F40])*1.46" office:value-type="float" office:value="14.6" calcext:value-type="float">
            <text:p>14,6</text:p>
          </table:table-cell>
          <table:table-cell table:formula="of:=SUM([.G40])/[.I40]" office:value-type="float" office:value="0.297959183673469" calcext:value-type="float">
            <text:p>0,2979591837</text:p>
          </table:table-cell>
          <table:table-cell office:value-type="float" office:value="49" calcext:value-type="float">
            <text:p>49</text:p>
          </table:table-cell>
          <table:table-cell table:formula="of:=SUM(([.I40])*[.$J$2])/[.$A$1]" office:value-type="float" office:value="0.00134246575342466" calcext:value-type="float">
            <text:p>0,0013424658</text:p>
          </table:table-cell>
          <table:table-cell table:formula="of:=SUM(([.I40])*[.$K$2])/[.$A$1]" office:value-type="float" office:value="0.0335616438356164" calcext:value-type="float">
            <text:p>0,0335616438</text:p>
          </table:table-cell>
          <table:table-cell table:formula="of:=SUM([.I40])/[.C40]" office:value-type="float" office:value="49" calcext:value-type="float">
            <text:p>49</text:p>
          </table:table-cell>
          <table:table-cell table:formula="of:=SUM([.L40])/[.$A$1]" office:value-type="float" office:value="0.134246575342466" calcext:value-type="float">
            <text:p>0,1342465753</text:p>
          </table:table-cell>
          <table:table-cell table:formula="of:=SUM(([.M40])*[.C40])" office:value-type="float" office:value="0.134246575342466" calcext:value-type="float">
            <text:p>0,134246575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7.56" calcext:value-type="float">
            <text:p>7,56</text:p>
          </table:table-cell>
          <table:table-cell table:formula="of:=SUM(([.Q40])*0.25)*365" office:value-type="float" office:value="689.85" calcext:value-type="float">
            <text:p>689,85</text:p>
          </table:table-cell>
        </table:table-row>
        <table:table-row table:style-name="ro1">
          <table:table-cell table:number-columns-repeated="15"/>
          <table:table-cell office:value-type="float" office:value="38" calcext:value-type="float">
            <text:p>38</text:p>
          </table:table-cell>
          <table:table-cell office:value-type="float" office:value="7.78" calcext:value-type="float">
            <text:p>7,78</text:p>
          </table:table-cell>
          <table:table-cell table:formula="of:=SUM(([.Q41])*0.25)*365" office:value-type="float" office:value="709.925" calcext:value-type="float">
            <text:p>709,925</text:p>
          </table:table-cell>
        </table:table-row>
        <table:table-row table:style-name="ro1">
          <table:table-cell table:number-columns-repeated="15"/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formula="of:=SUM(([.Q42])*0.25)*365" office:value-type="float" office:value="730" calcext:value-type="float">
            <text:p>730</text:p>
          </table:table-cell>
        </table:table-row>
        <table:table-row table:style-name="ro1">
          <table:table-cell table:number-columns-repeated="15"/>
          <table:table-cell office:value-type="float" office:value="40" calcext:value-type="float">
            <text:p>40</text:p>
          </table:table-cell>
          <table:table-cell office:value-type="float" office:value="8.22" calcext:value-type="float">
            <text:p>8,22</text:p>
          </table:table-cell>
          <table:table-cell table:formula="of:=SUM(([.Q43])*0.25)*365" office:value-type="float" office:value="750.075" calcext:value-type="float">
            <text:p>750,075</text:p>
          </table:table-cell>
        </table:table-row>
        <table:table-row table:style-name="ro1">
          <table:table-cell table:number-columns-repeated="15"/>
          <table:table-cell office:value-type="float" office:value="45" calcext:value-type="float">
            <text:p>45</text:p>
          </table:table-cell>
          <table:table-cell office:value-type="float" office:value="9.32" calcext:value-type="float">
            <text:p>9,32</text:p>
          </table:table-cell>
          <table:table-cell table:formula="of:=SUM(([.Q44])*0.25)*365" office:value-type="float" office:value="850.45" calcext:value-type="float">
            <text:p>850,45</text:p>
          </table:table-cell>
        </table:table-row>
        <table:table-row table:style-name="ro1">
          <table:table-cell table:number-columns-repeated="15"/>
          <table:table-cell office:value-type="float" office:value="50" calcext:value-type="float">
            <text:p>50</text:p>
          </table:table-cell>
          <table:table-cell office:value-type="float" office:value="10.42" calcext:value-type="float">
            <text:p>10,42</text:p>
          </table:table-cell>
          <table:table-cell table:formula="of:=SUM(([.Q45])*0.25)*365" office:value-type="float" office:value="950.825" calcext:value-type="float">
            <text:p>950,825</text:p>
          </table:table-cell>
        </table:table-row>
        <table:table-row table:style-name="ro1">
          <table:table-cell table:number-columns-repeated="15"/>
          <table:table-cell office:value-type="float" office:value="55" calcext:value-type="float">
            <text:p>55</text:p>
          </table:table-cell>
          <table:table-cell office:value-type="float" office:value="11.52" calcext:value-type="float">
            <text:p>11,52</text:p>
          </table:table-cell>
          <table:table-cell table:formula="of:=SUM(([.Q46])*0.25)*365" office:value-type="float" office:value="1051.2" calcext:value-type="float">
            <text:p>1051,2</text:p>
          </table:table-cell>
        </table:table-row>
        <table:table-row table:style-name="ro1">
          <table:table-cell table:number-columns-repeated="15"/>
          <table:table-cell office:value-type="float" office:value="60" calcext:value-type="float">
            <text:p>60</text:p>
          </table:table-cell>
          <table:table-cell office:value-type="float" office:value="12.62" calcext:value-type="float">
            <text:p>12,62</text:p>
          </table:table-cell>
          <table:table-cell table:formula="of:=SUM(([.Q47])*0.25)*365" office:value-type="float" office:value="1151.575" calcext:value-type="float">
            <text:p>1151,575</text:p>
          </table:table-cell>
        </table:table-row>
        <table:table-row table:style-name="ro1">
          <table:table-cell table:number-columns-repeated="15"/>
          <table:table-cell office:value-type="float" office:value="65" calcext:value-type="float">
            <text:p>65</text:p>
          </table:table-cell>
          <table:table-cell office:value-type="float" office:value="13.72" calcext:value-type="float">
            <text:p>13,72</text:p>
          </table:table-cell>
          <table:table-cell table:formula="of:=SUM(([.Q48])*0.25)*365" office:value-type="float" office:value="1251.95" calcext:value-type="float">
            <text:p>1251,95</text:p>
          </table:table-cell>
        </table:table-row>
        <table:table-row table:style-name="ro1">
          <table:table-cell table:number-columns-repeated="15"/>
          <table:table-cell office:value-type="float" office:value="70" calcext:value-type="float">
            <text:p>70</text:p>
          </table:table-cell>
          <table:table-cell office:value-type="float" office:value="14.82" calcext:value-type="float">
            <text:p>14,82</text:p>
          </table:table-cell>
          <table:table-cell table:formula="of:=SUM(([.Q49])*0.25)*365" office:value-type="float" office:value="1352.325" calcext:value-type="float">
            <text:p>1352,325</text:p>
          </table:table-cell>
        </table:table-row>
        <table:table-row table:style-name="ro1">
          <table:table-cell table:number-columns-repeated="15"/>
          <table:table-cell office:value-type="float" office:value="75" calcext:value-type="float">
            <text:p>75</text:p>
          </table:table-cell>
          <table:table-cell office:value-type="float" office:value="15.92" calcext:value-type="float">
            <text:p>15,92</text:p>
          </table:table-cell>
          <table:table-cell table:formula="of:=SUM(([.Q50])*0.25)*365" office:value-type="float" office:value="1452.7" calcext:value-type="float">
            <text:p>1452,7</text:p>
          </table:table-cell>
        </table:table-row>
        <table:table-row table:style-name="ro1">
          <table:table-cell table:number-columns-repeated="15"/>
          <table:table-cell office:value-type="float" office:value="80" calcext:value-type="float">
            <text:p>80</text:p>
          </table:table-cell>
          <table:table-cell office:value-type="float" office:value="17.02" calcext:value-type="float">
            <text:p>17,02</text:p>
          </table:table-cell>
          <table:table-cell table:formula="of:=SUM(([.Q51])*0.25)*365" office:value-type="float" office:value="1553.075" calcext:value-type="float">
            <text:p>1553,075</text:p>
          </table:table-cell>
        </table:table-row>
        <table:table-row table:style-name="ro1">
          <table:table-cell table:number-columns-repeated="15"/>
          <table:table-cell office:value-type="float" office:value="85" calcext:value-type="float">
            <text:p>85</text:p>
          </table:table-cell>
          <table:table-cell office:value-type="float" office:value="18.12" calcext:value-type="float">
            <text:p>18,12</text:p>
          </table:table-cell>
          <table:table-cell table:formula="of:=SUM(([.Q52])*0.25)*365" office:value-type="float" office:value="1653.45" calcext:value-type="float">
            <text:p>1653,45</text:p>
          </table:table-cell>
        </table:table-row>
        <table:table-row table:style-name="ro1">
          <table:table-cell office:value-type="string" calcext:value-type="string">
            <text:p>All nations need at least 2 CIC to cope with taxes. So we give everyone 1 free</text:p>
          </table:table-cell>
          <table:table-cell table:number-columns-repeated="14"/>
          <table:table-cell office:value-type="float" office:value="95" calcext:value-type="float">
            <text:p>95</text:p>
          </table:table-cell>
          <table:table-cell office:value-type="float" office:value="20.32" calcext:value-type="float">
            <text:p>20,32</text:p>
          </table:table-cell>
          <table:table-cell table:formula="of:=SUM(([.Q53])*0.25)*365" office:value-type="float" office:value="1854.2" calcext:value-type="float">
            <text:p>1854,2</text:p>
          </table:table-cell>
        </table:table-row>
        <table:table-row table:style-name="ro1">
          <table:table-cell table:number-columns-repeated="15"/>
          <table:table-cell office:value-type="float" office:value="105" calcext:value-type="float">
            <text:p>105</text:p>
          </table:table-cell>
          <table:table-cell office:value-type="float" office:value="22.52" calcext:value-type="float">
            <text:p>22,52</text:p>
          </table:table-cell>
          <table:table-cell table:formula="of:=SUM(([.Q54])*0.25)*365" office:value-type="float" office:value="2054.95" calcext:value-type="float">
            <text:p>2054,95</text:p>
          </table:table-cell>
        </table:table-row>
        <table:table-row table:style-name="ro1">
          <table:table-cell table:number-columns-repeated="15"/>
          <table:table-cell office:value-type="float" office:value="115" calcext:value-type="float">
            <text:p>115</text:p>
          </table:table-cell>
          <table:table-cell office:value-type="float" office:value="24.72" calcext:value-type="float">
            <text:p>24,72</text:p>
          </table:table-cell>
          <table:table-cell table:formula="of:=SUM(([.Q55])*0.25)*365" office:value-type="float" office:value="2255.7" calcext:value-type="float">
            <text:p>2255,7</text:p>
          </table:table-cell>
        </table:table-row>
        <table:table-row table:style-name="ro1">
          <table:table-cell table:number-columns-repeated="15"/>
          <table:table-cell office:value-type="float" office:value="125" calcext:value-type="float">
            <text:p>125</text:p>
          </table:table-cell>
          <table:table-cell office:value-type="float" office:value="26.92" calcext:value-type="float">
            <text:p>26,92</text:p>
          </table:table-cell>
          <table:table-cell table:formula="of:=SUM(([.Q56])*0.25)*365" office:value-type="float" office:value="2456.45" calcext:value-type="float">
            <text:p>2456,45</text:p>
          </table:table-cell>
        </table:table-row>
        <table:table-row table:style-name="ro1">
          <table:table-cell table:number-columns-repeated="15"/>
          <table:table-cell office:value-type="float" office:value="135" calcext:value-type="float">
            <text:p>135</text:p>
          </table:table-cell>
          <table:table-cell office:value-type="float" office:value="29.12" calcext:value-type="float">
            <text:p>29,12</text:p>
          </table:table-cell>
          <table:table-cell table:formula="of:=SUM(([.Q57])*0.25)*365" office:value-type="float" office:value="2657.2" calcext:value-type="float">
            <text:p>2657,2</text:p>
          </table:table-cell>
        </table:table-row>
        <table:table-row table:style-name="ro1">
          <table:table-cell table:number-columns-repeated="15"/>
          <table:table-cell office:value-type="float" office:value="145" calcext:value-type="float">
            <text:p>145</text:p>
          </table:table-cell>
          <table:table-cell office:value-type="float" office:value="31.3199999999999" calcext:value-type="float">
            <text:p>31,32</text:p>
          </table:table-cell>
          <table:table-cell table:formula="of:=SUM(([.Q58])*0.25)*365" office:value-type="float" office:value="2857.94999999999" calcext:value-type="float">
            <text:p>2857,95</text:p>
          </table:table-cell>
        </table:table-row>
        <table:table-row table:style-name="ro1">
          <table:table-cell table:number-columns-repeated="15"/>
          <table:table-cell office:value-type="float" office:value="155" calcext:value-type="float">
            <text:p>155</text:p>
          </table:table-cell>
          <table:table-cell office:value-type="float" office:value="33.5199999999999" calcext:value-type="float">
            <text:p>33,52</text:p>
          </table:table-cell>
          <table:table-cell table:formula="of:=SUM(([.Q59])*0.25)*365" office:value-type="float" office:value="3058.69999999999" calcext:value-type="float">
            <text:p>3058,7</text:p>
          </table:table-cell>
        </table:table-row>
        <table:table-row table:style-name="ro1">
          <table:table-cell table:number-columns-repeated="15"/>
          <table:table-cell office:value-type="float" office:value="165" calcext:value-type="float">
            <text:p>165</text:p>
          </table:table-cell>
          <table:table-cell office:value-type="float" office:value="35.7199999999999" calcext:value-type="float">
            <text:p>35,72</text:p>
          </table:table-cell>
          <table:table-cell table:formula="of:=SUM(([.Q60])*0.25)*365" office:value-type="float" office:value="3259.44999999999" calcext:value-type="float">
            <text:p>3259,45</text:p>
          </table:table-cell>
        </table:table-row>
        <table:table-row table:style-name="ro1">
          <table:table-cell table:number-columns-repeated="15"/>
          <table:table-cell office:value-type="float" office:value="175" calcext:value-type="float">
            <text:p>175</text:p>
          </table:table-cell>
          <table:table-cell office:value-type="float" office:value="37.9199999999999" calcext:value-type="float">
            <text:p>37,92</text:p>
          </table:table-cell>
          <table:table-cell table:formula="of:=SUM(([.Q61])*0.25)*365" office:value-type="float" office:value="3460.19999999999" calcext:value-type="float">
            <text:p>3460,2</text:p>
          </table:table-cell>
        </table:table-row>
        <table:table-row table:style-name="ro1">
          <table:table-cell table:number-columns-repeated="15"/>
          <table:table-cell office:value-type="float" office:value="185" calcext:value-type="float">
            <text:p>185</text:p>
          </table:table-cell>
          <table:table-cell office:value-type="float" office:value="40.1199999999999" calcext:value-type="float">
            <text:p>40,12</text:p>
          </table:table-cell>
          <table:table-cell table:formula="of:=SUM(([.Q62])*0.25)*365" office:value-type="float" office:value="3660.94999999999" calcext:value-type="float">
            <text:p>3660,95</text:p>
          </table:table-cell>
        </table:table-row>
        <table:table-row table:style-name="ro1">
          <table:table-cell table:number-columns-repeated="15"/>
          <table:table-cell office:value-type="float" office:value="195" calcext:value-type="float">
            <text:p>195</text:p>
          </table:table-cell>
          <table:table-cell office:value-type="float" office:value="42.3199999999999" calcext:value-type="float">
            <text:p>42,32</text:p>
          </table:table-cell>
          <table:table-cell table:formula="of:=SUM(([.Q63])*0.25)*365" office:value-type="float" office:value="3861.69999999999" calcext:value-type="float">
            <text:p>3861,7</text:p>
          </table:table-cell>
        </table:table-row>
        <table:table-row table:style-name="ro1">
          <table:table-cell table:number-columns-repeated="15"/>
          <table:table-cell office:value-type="float" office:value="205" calcext:value-type="float">
            <text:p>205</text:p>
          </table:table-cell>
          <table:table-cell office:value-type="float" office:value="44.5199999999999" calcext:value-type="float">
            <text:p>44,52</text:p>
          </table:table-cell>
          <table:table-cell table:formula="of:=SUM(([.Q64])*0.25)*365" office:value-type="float" office:value="4062.44999999999" calcext:value-type="float">
            <text:p>4062,45</text:p>
          </table:table-cell>
        </table:table-row>
        <table:table-row table:style-name="ro1" table:number-rows-repeated="16">
          <table:table-cell table:number-columns-repeated="18"/>
        </table:table-row>
        <table:table-row table:style-name="ro1">
          <table:table-cell office:value-type="string" calcext:value-type="string">
            <text:p>Country</text:p>
          </table:table-cell>
          <table:table-cell/>
          <table:table-cell office:value-type="string" calcext:value-type="string">
            <text:p>Mil IC</text:p>
          </table:table-cell>
          <table:table-cell table:number-columns-repeated="2"/>
          <table:table-cell office:value-type="string" calcext:value-type="string">
            <text:p>Sug. Mil-EX</text:p>
          </table:table-cell>
          <table:table-cell office:value-type="string" calcext:value-type="string">
            <text:p>Mil IC remove</text:p>
          </table:table-cell>
          <table:table-cell/>
          <table:table-cell office:value-type="string" calcext:value-type="string">
            <text:p>new tot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A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ina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ssia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rmany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ance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K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taly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pain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razil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K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we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o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ur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l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el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ust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AF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kr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ro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en remove mil IC from all useless nations once system is done</text:p>
          </table:table-cell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A3:Sheet1.M4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nb" number:country="NO">
      <number:text>kr </number:text>
      <number:number number:decimal-places="0" loext:min-decimal-places="0" number:min-integer-digits="1" number:grouping="true"/>
    </number:number-style>
    <number:number-style style:name="N10108" number:language="nb" number:country="NO">
      <number:text>kr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nb" number:country="NO">
      <number:text>kr </number:text>
      <number:number number:decimal-places="0" loext:min-decimal-places="0" number:min-integer-digits="1" number:grouping="true"/>
    </number:number-style>
    <number:number-style style:name="N10109" number:language="nb" number:country="NO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nb" number:country="NO">
      <number:text>kr </number:text>
      <number:number number:decimal-places="2" loext:min-decimal-places="2" number:min-integer-digits="1" number:grouping="true"/>
    </number:number-style>
    <number:number-style style:name="N10111" number:language="nb" number:country="NO">
      <number:text>kr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nb" number:country="NO">
      <number:text>kr </number:text>
      <number:number number:decimal-places="2" loext:min-decimal-places="2" number:min-integer-digits="1" number:grouping="true"/>
    </number:number-style>
    <number:number-style style:name="N10112" number:language="nb" number:country="NO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10114" number:language="nb" number:country="NO">
      <number:day number:style="long"/>
      <number:text>.</number:text>
      <number:month number:textual="true"/>
    </number:date-style>
    <number:date-style style:name="N10115" number:language="nb" number:country="NO">
      <number:month number:textual="true"/>
      <number:text>.</number:text>
      <number:year/>
    </number:date-style>
    <number:time-style style:name="N10116" number:language="nb" number:country="NO">
      <number:hours/>
      <number:text>:</number:text>
      <number:minutes number:style="long"/>
      <number:text> </number:text>
      <number:am-pm/>
    </number:time-style>
    <number:time-style style:name="N10117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nb" number:country="NO">
      <number:number number:decimal-places="0" loext:min-decimal-places="0" number:min-integer-digits="1" number:grouping="true"/>
    </number:number-style>
    <number:number-style style:name="N10119" number:language="nb" number:country="NO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nb" number:country="NO">
      <number:number number:decimal-places="0" loext:min-decimal-places="0" number:min-integer-digits="1" number:grouping="true"/>
    </number:number-style>
    <number:number-style style:name="N10120" number:language="nb" number:country="NO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nb" number:country="NO">
      <number:number number:decimal-places="2" loext:min-decimal-places="2" number:min-integer-digits="1" number:grouping="true"/>
    </number:number-style>
    <number:number-style style:name="N10121" number:language="nb" number:country="NO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nb" number:country="NO">
      <number:number number:decimal-places="2" loext:min-decimal-places="2" number:min-integer-digits="1" number:grouping="true"/>
    </number:number-style>
    <number:number-style style:name="N10122" number:language="nb" number:country="NO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nb" number:country="NO">
      <number:text> </number:text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nb" number:country="NO">
      <number:text> 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nb" number:country="NO">
      <number:text> - </number:text>
    </number:number-style>
    <number:text-style style:name="N10126" number:language="nb" number:country="N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nb" number:country="NO">
      <number:text> kr </number:text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nb" number:country="NO">
      <number:text> kr 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nb" number:country="NO">
      <number:text> kr - </number:text>
    </number:number-style>
    <number:text-style style:name="N10130" number:language="nb" number:country="N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nb" number:country="NO">
      <number:text> </number:text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nb" number:country="NO">
      <number:text> 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nb" number:country="NO">
      <number:text> -</number:text>
      <number:number number:decimal-places="0" loext:min-decimal-places="0" number:min-integer-digits="0"/>
      <number:text> </number:text>
    </number:number-style>
    <number:text-style style:name="N10134" number:language="nb" number:country="N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nb" number:country="NO">
      <number:text> kr </number:text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nb" number:country="NO">
      <number:text> kr 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nb" number:country="NO">
      <number:text> kr -</number:text>
      <number:number number:decimal-places="0" loext:min-decimal-places="0" number:min-integer-digits="0"/>
      <number:text> </number:text>
    </number:number-style>
    <number:text-style style:name="N10138" number:language="nb" number:country="NO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nb" number:country="NO">
      <number:minutes number:style="long"/>
      <number:text>:</number:text>
      <number:seconds number:style="long"/>
    </number:time-style>
    <number:time-style style:name="N10140" number:language="nb" number:country="N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nb" number:country="NO">
      <number:minutes number:style="long"/>
      <number:text>:</number:text>
      <number:seconds number:style="long" number:decimal-places="1"/>
    </number:time-style>
    <number:number-style style:name="N10142" number:language="nb" number:country="NO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46P0" style:volatile="true" number:language="nb" number:country="N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6P1" style:volatile="true" number:language="nb" number:country="NO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6P2" style:volatile="true" number:language="nb" number:country="NO">
      <loext:text> </loext:text>
      <loext:fill-character> </loext:fill-character>
      <number:text>- </number:text>
    </number:number-style>
    <number:text-style style:name="N10146" number:language="nb" number:country="NO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nb" number:country="NO">
      <loext:text> k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0P1" style:volatile="true" number:language="nb" number:country="NO">
      <loext:text> k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50P2" style:volatile="true" number:language="nb" number:country="NO">
      <loext:text> kr </loext:text>
      <loext:fill-character> </loext:fill-character>
      <number:text>- </number:text>
    </number:number-style>
    <number:text-style style:name="N10150" number:language="nb" number:country="NO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4P0" style:volatile="true" number:language="nb" number:country="N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4P1" style:volatile="true" number:language="nb" number:country="NO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54P2" style:volatile="true" number:language="nb" number:country="N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4" number:language="nb" number:country="NO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8P0" style:volatile="true" number:language="nb" number:country="NO">
      <loext:text> k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8P1" style:volatile="true" number:language="nb" number:country="NO">
      <loext:text> k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58P2" style:volatile="true" number:language="nb" number:country="NO">
      <loext:text> k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8" number:language="nb" number:country="NO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1">00.00.0000</text:date>, <text:time style:data-style-name="N2" text:time-value="17:54:12.8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01:27:09.786000000</meta:creation-date>
    <dc:date>2018-10-31T02:54:46.789000000</dc:date>
    <meta:editing-duration>PT15H3M56S</meta:editing-duration>
    <meta:editing-cycles>8</meta:editing-cycles>
    <meta:generator>LibreOffice/5.0.2.2$Windows_x86 LibreOffice_project/37b43f919e4de5eeaca9b9755ed688758a8251fe</meta:generator>
    <meta:document-statistic meta:table-count="1" meta:cell-count="748" meta:object-count="0"/>
  </office:meta>
</office:document-meta>
</file>